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text-properties style:font-name="Ubuntu Light" fo:font-size="14pt" fo:language="es" fo:country="ES" fo:font-weight="bold" officeooo:rsid="00183a4e" officeooo:paragraph-rsid="00183a4e" style:font-size-asian="14pt" style:font-weight-asian="bold" style:font-size-complex="14pt" style:font-weight-complex="bold"/>
    </style:style>
    <style:style style:name="P2" style:family="paragraph" style:parent-style-name="Standard">
      <style:paragraph-properties fo:break-before="page"/>
      <style:text-properties style:font-name="Ubuntu Light" fo:font-size="14pt" fo:language="es" fo:country="ES" fo:font-weight="bold" officeooo:rsid="00511ff1" officeooo:paragraph-rsid="00511ff1" style:font-size-asian="14pt" style:font-weight-asian="bold" style:font-size-complex="14pt" style:font-weight-complex="bold"/>
    </style:style>
    <style:style style:name="P3" style:family="paragraph" style:parent-style-name="Standard">
      <style:paragraph-properties fo:break-before="page"/>
      <style:text-properties style:font-name="Ubuntu Light" fo:language="es" fo:country="ES" officeooo:rsid="00183a4e" officeooo:paragraph-rsid="00183a4e"/>
    </style:style>
    <style:style style:name="P4" style:family="paragraph" style:parent-style-name="Standard">
      <style:paragraph-properties fo:break-before="page"/>
      <style:text-properties style:font-name="Ubuntu Light" fo:language="es" fo:country="ES" officeooo:rsid="00183a4e" officeooo:paragraph-rsid="00511ff1"/>
    </style:style>
    <style:style style:name="P5" style:family="paragraph" style:parent-style-name="Standard">
      <style:paragraph-properties fo:break-before="page"/>
      <style:text-properties style:font-name="Ubuntu Light" fo:language="es" fo:country="ES" officeooo:rsid="0063894a" officeooo:paragraph-rsid="0063894a"/>
    </style:style>
    <style:style style:name="P6" style:family="paragraph" style:parent-style-name="Standard">
      <style:paragraph-properties fo:break-before="page"/>
      <style:text-properties style:font-name="Ubuntu Light" fo:language="es" fo:country="ES" officeooo:rsid="002dc417" officeooo:paragraph-rsid="002dc417"/>
    </style:style>
    <style:style style:name="P7" style:family="paragraph" style:parent-style-name="Standard">
      <style:paragraph-properties fo:break-before="page"/>
      <style:text-properties style:font-name="Ubuntu Light" fo:language="es" fo:country="ES" officeooo:rsid="0018f5ed" officeooo:paragraph-rsid="0018f5ed"/>
    </style:style>
    <style:style style:name="P8" style:family="paragraph" style:parent-style-name="Standard">
      <style:paragraph-properties fo:break-before="page"/>
      <style:text-properties style:font-name="Ubuntu Light" fo:language="es" fo:country="ES" officeooo:rsid="0018f5ed" officeooo:paragraph-rsid="0023ad1a"/>
    </style:style>
    <style:style style:name="P9" style:family="paragraph" style:parent-style-name="Standard">
      <style:paragraph-properties fo:break-before="page"/>
      <style:text-properties style:font-name="Ubuntu Light" fo:language="es" fo:country="ES" officeooo:rsid="0018f5ed" officeooo:paragraph-rsid="00367290"/>
    </style:style>
    <style:style style:name="P10" style:family="paragraph" style:parent-style-name="Standard">
      <style:paragraph-properties fo:break-before="page"/>
      <style:text-properties style:font-name="Ubuntu Light" fo:language="es" fo:country="ES" officeooo:rsid="001a4256" officeooo:paragraph-rsid="001a4256"/>
    </style:style>
    <style:style style:name="P11" style:family="paragraph" style:parent-style-name="Standard">
      <style:paragraph-properties fo:break-before="page"/>
      <style:text-properties style:font-name="Ubuntu Light" fo:language="es" fo:country="ES" officeooo:rsid="005e5bc1" officeooo:paragraph-rsid="005e5bc1"/>
    </style:style>
    <style:style style:name="P12" style:family="paragraph" style:parent-style-name="Standard">
      <style:text-properties style:font-name="Ubuntu Light" fo:font-size="14pt" fo:language="es" fo:country="ES" officeooo:rsid="00183a4e" officeooo:paragraph-rsid="00183a4e" style:font-size-asian="14pt" style:font-size-complex="14pt"/>
    </style:style>
    <style:style style:name="P13" style:family="paragraph" style:parent-style-name="Standard">
      <style:text-properties style:font-name="Ubuntu Light" fo:language="es" fo:country="ES" officeooo:rsid="00183a4e" officeooo:paragraph-rsid="00183a4e"/>
    </style:style>
    <style:style style:name="P14" style:family="paragraph" style:parent-style-name="Standard">
      <style:text-properties style:font-name="Ubuntu Light" fo:language="es" fo:country="ES" officeooo:rsid="00183a4e" officeooo:paragraph-rsid="00511ff1"/>
    </style:style>
    <style:style style:name="P15" style:family="paragraph" style:parent-style-name="Standard">
      <style:text-properties style:font-name="Ubuntu Light" fo:language="es" fo:country="ES" officeooo:rsid="00183a4e" officeooo:paragraph-rsid="00502f0a"/>
    </style:style>
    <style:style style:name="P16" style:family="paragraph" style:parent-style-name="Standard">
      <style:text-properties style:font-name="Ubuntu Light" fo:language="es" fo:country="ES" officeooo:rsid="00183a4e" officeooo:paragraph-rsid="0054f32c"/>
    </style:style>
    <style:style style:name="P17" style:family="paragraph" style:parent-style-name="Standard">
      <style:text-properties style:font-name="Ubuntu Light" fo:language="es" fo:country="ES" officeooo:rsid="00183a4e" officeooo:paragraph-rsid="005aaeef"/>
    </style:style>
    <style:style style:name="P18" style:family="paragraph" style:parent-style-name="Standard">
      <style:text-properties style:font-name="Ubuntu Light" fo:language="es" fo:country="ES" officeooo:rsid="00183a4e" officeooo:paragraph-rsid="006a1dbd"/>
    </style:style>
    <style:style style:name="P19" style:family="paragraph" style:parent-style-name="Standard">
      <style:text-properties style:font-name="Ubuntu Light" fo:language="es" fo:country="ES" officeooo:rsid="00183a4e" officeooo:paragraph-rsid="006f5fbe"/>
    </style:style>
    <style:style style:name="P20" style:family="paragraph" style:parent-style-name="Standard">
      <style:text-properties style:font-name="Ubuntu Light" fo:language="es" fo:country="ES" officeooo:rsid="00183a4e" officeooo:paragraph-rsid="007cfa32"/>
    </style:style>
    <style:style style:name="P21" style:family="paragraph" style:parent-style-name="Standard">
      <style:text-properties style:font-name="Ubuntu Light" fo:language="es" fo:country="ES" officeooo:rsid="004f582a" officeooo:paragraph-rsid="004f582a"/>
    </style:style>
    <style:style style:name="P22" style:family="paragraph" style:parent-style-name="Standard">
      <style:text-properties style:font-name="Ubuntu Light" fo:language="es" fo:country="ES" fo:font-weight="bold" officeooo:rsid="00183a4e" officeooo:paragraph-rsid="00511ff1" style:font-weight-asian="bold" style:font-weight-complex="bold"/>
    </style:style>
    <style:style style:name="P23" style:family="paragraph" style:parent-style-name="Standard">
      <style:text-properties style:font-name="Ubuntu Light" fo:language="es" fo:country="ES" fo:font-weight="bold" officeooo:rsid="00183a4e" officeooo:paragraph-rsid="00183a4e" style:font-weight-asian="bold" style:font-weight-complex="bold"/>
    </style:style>
    <style:style style:name="P24" style:family="paragraph" style:parent-style-name="Standard">
      <style:text-properties style:font-name="Ubuntu Light" fo:language="es" fo:country="ES" fo:font-weight="bold" officeooo:rsid="00183a4e" officeooo:paragraph-rsid="006a1dbd" style:font-weight-asian="bold" style:font-weight-complex="bold"/>
    </style:style>
    <style:style style:name="P25" style:family="paragraph" style:parent-style-name="Standard">
      <style:text-properties style:font-name="Ubuntu Light" fo:language="es" fo:country="ES" fo:font-weight="bold" officeooo:rsid="00511ff1" officeooo:paragraph-rsid="00511ff1" style:font-weight-asian="bold" style:font-weight-complex="bold"/>
    </style:style>
    <style:style style:name="P26" style:family="paragraph" style:parent-style-name="Standard">
      <style:text-properties style:font-name="Ubuntu Light" fo:language="es" fo:country="ES" fo:font-weight="bold" officeooo:rsid="005b65b1" officeooo:paragraph-rsid="005b65b1" style:font-weight-asian="bold" style:font-weight-complex="bold"/>
    </style:style>
    <style:style style:name="P27" style:family="paragraph" style:parent-style-name="Standard">
      <style:text-properties style:font-name="Ubuntu Light" fo:language="es" fo:country="ES" fo:font-weight="bold" officeooo:rsid="0063894a" officeooo:paragraph-rsid="006f5fbe" style:font-weight-asian="bold" style:font-weight-complex="bold"/>
    </style:style>
    <style:style style:name="P28" style:family="paragraph" style:parent-style-name="Standard">
      <style:text-properties style:font-name="Ubuntu Light" fo:language="es" fo:country="ES" officeooo:rsid="0058fae9" officeooo:paragraph-rsid="0058fae9"/>
    </style:style>
    <style:style style:name="P29" style:family="paragraph" style:parent-style-name="Standard">
      <style:text-properties style:font-name="Ubuntu Light" fo:language="es" fo:country="ES" officeooo:rsid="005aaeef" officeooo:paragraph-rsid="005aaeef"/>
    </style:style>
    <style:style style:name="P30" style:family="paragraph" style:parent-style-name="Standard">
      <style:text-properties style:font-name="Ubuntu Light" fo:language="es" fo:country="ES" officeooo:rsid="001be317" officeooo:paragraph-rsid="001be317"/>
    </style:style>
    <style:style style:name="P31" style:family="paragraph" style:parent-style-name="Standard">
      <style:text-properties style:font-name="Ubuntu Light" fo:language="es" fo:country="ES" officeooo:rsid="0018f5ed" officeooo:paragraph-rsid="0018f5ed"/>
    </style:style>
    <style:style style:name="P32" style:family="paragraph" style:parent-style-name="Standard">
      <style:text-properties style:font-name="Ubuntu Light" fo:language="es" fo:country="ES" officeooo:rsid="0018f5ed" officeooo:paragraph-rsid="00207815"/>
    </style:style>
    <style:style style:name="P33" style:family="paragraph" style:parent-style-name="Standard">
      <style:text-properties style:font-name="Ubuntu Light" fo:language="es" fo:country="ES" officeooo:rsid="0018f5ed" officeooo:paragraph-rsid="0021ee7d"/>
    </style:style>
    <style:style style:name="P34" style:family="paragraph" style:parent-style-name="Standard">
      <style:text-properties style:font-name="Ubuntu Light" fo:language="es" fo:country="ES" officeooo:rsid="0018f5ed" officeooo:paragraph-rsid="0024e7c5"/>
    </style:style>
    <style:style style:name="P35" style:family="paragraph" style:parent-style-name="Standard">
      <style:text-properties style:font-name="Ubuntu Light" fo:language="es" fo:country="ES" officeooo:rsid="001a4256" officeooo:paragraph-rsid="001a4256"/>
    </style:style>
    <style:style style:name="P36" style:family="paragraph" style:parent-style-name="Standard">
      <style:text-properties style:font-name="Ubuntu Light" fo:language="es" fo:country="ES" officeooo:rsid="001c796c" officeooo:paragraph-rsid="001c796c"/>
    </style:style>
    <style:style style:name="P37" style:family="paragraph" style:parent-style-name="Standard">
      <style:text-properties style:font-name="Ubuntu Light" fo:language="es" fo:country="ES" officeooo:rsid="001d8e41" officeooo:paragraph-rsid="001d8e41"/>
    </style:style>
    <style:style style:name="P38" style:family="paragraph" style:parent-style-name="Standard">
      <style:text-properties style:font-name="Ubuntu Light" fo:language="es" fo:country="ES" officeooo:rsid="001eb7f6" officeooo:paragraph-rsid="0018f5ed"/>
    </style:style>
    <style:style style:name="P39" style:family="paragraph" style:parent-style-name="Standard">
      <style:text-properties style:font-name="Ubuntu Light" fo:language="es" fo:country="ES" officeooo:rsid="001eb7f6" officeooo:paragraph-rsid="001eb7f6"/>
    </style:style>
    <style:style style:name="P40" style:family="paragraph" style:parent-style-name="Standard">
      <style:text-properties style:font-name="Ubuntu Light" fo:language="es" fo:country="ES" officeooo:rsid="00207815" officeooo:paragraph-rsid="00207815"/>
    </style:style>
    <style:style style:name="P41" style:family="paragraph" style:parent-style-name="Standard">
      <style:text-properties style:font-name="Ubuntu Light" fo:language="es" fo:country="ES" officeooo:rsid="00207815" officeooo:paragraph-rsid="00426e30"/>
    </style:style>
    <style:style style:name="P42" style:family="paragraph" style:parent-style-name="Standard">
      <style:text-properties style:font-name="Ubuntu Light" fo:language="es" fo:country="ES" officeooo:rsid="00207815" officeooo:paragraph-rsid="00412ed1"/>
    </style:style>
    <style:style style:name="P43" style:family="paragraph" style:parent-style-name="Standard">
      <style:text-properties style:font-name="Ubuntu Light" fo:language="es" fo:country="ES" officeooo:rsid="00271cf7" officeooo:paragraph-rsid="00271cf7"/>
    </style:style>
    <style:style style:name="P44" style:family="paragraph" style:parent-style-name="Standard">
      <style:text-properties style:font-name="Ubuntu Light" fo:language="es" fo:country="ES" officeooo:rsid="0021ee7d" officeooo:paragraph-rsid="0021ee7d"/>
    </style:style>
    <style:style style:name="P45" style:family="paragraph" style:parent-style-name="Standard">
      <style:text-properties style:font-name="Ubuntu Light" fo:language="es" fo:country="ES" officeooo:rsid="0021ee7d" officeooo:paragraph-rsid="00207815"/>
    </style:style>
    <style:style style:name="P46" style:family="paragraph" style:parent-style-name="Standard">
      <style:text-properties style:font-name="Ubuntu Light" fo:language="es" fo:country="ES" officeooo:rsid="00426e30" officeooo:paragraph-rsid="00426e30"/>
    </style:style>
    <style:style style:name="P47" style:family="paragraph" style:parent-style-name="Standard">
      <style:text-properties style:font-name="Ubuntu Light" fo:language="es" fo:country="ES" officeooo:rsid="00412ed1" officeooo:paragraph-rsid="00412ed1"/>
    </style:style>
    <style:style style:name="P48" style:family="paragraph" style:parent-style-name="Standard">
      <style:text-properties style:font-name="Ubuntu Light" fo:language="es" fo:country="ES" officeooo:rsid="0042feb5" officeooo:paragraph-rsid="0042feb5"/>
    </style:style>
    <style:style style:name="P49" style:family="paragraph" style:parent-style-name="Standard">
      <style:text-properties style:font-name="Ubuntu Light" fo:language="es" fo:country="ES" officeooo:rsid="0024e7c5" officeooo:paragraph-rsid="0024e7c5"/>
    </style:style>
    <style:style style:name="P50" style:family="paragraph" style:parent-style-name="Standard">
      <style:text-properties style:font-name="Ubuntu Light" fo:language="es" fo:country="ES" officeooo:rsid="00283cc9" officeooo:paragraph-rsid="00283cc9"/>
    </style:style>
    <style:style style:name="P51" style:family="paragraph" style:parent-style-name="Standard">
      <style:text-properties style:font-name="Ubuntu Light" fo:language="es" fo:country="ES" officeooo:rsid="0029bc2d" officeooo:paragraph-rsid="0029bc2d"/>
    </style:style>
    <style:style style:name="P52" style:family="paragraph" style:parent-style-name="Standard">
      <style:text-properties style:font-name="Ubuntu Light" fo:language="es" fo:country="ES" officeooo:rsid="002a2d78" officeooo:paragraph-rsid="002a2d78"/>
    </style:style>
    <style:style style:name="P53" style:family="paragraph" style:parent-style-name="Standard">
      <style:text-properties style:font-name="Ubuntu Light" fo:language="es" fo:country="ES" officeooo:rsid="002b4aa8" officeooo:paragraph-rsid="002c7778"/>
    </style:style>
    <style:style style:name="P54" style:family="paragraph" style:parent-style-name="Standard">
      <style:text-properties style:font-name="Ubuntu Light" fo:language="es" fo:country="ES" officeooo:rsid="002c7778" officeooo:paragraph-rsid="002c7778"/>
    </style:style>
    <style:style style:name="P55" style:family="paragraph" style:parent-style-name="Standard">
      <style:text-properties style:font-name="Ubuntu Light" fo:language="es" fo:country="ES" officeooo:rsid="002e6581" officeooo:paragraph-rsid="002e6581"/>
    </style:style>
    <style:style style:name="P56" style:family="paragraph" style:parent-style-name="Standard">
      <style:text-properties style:font-name="Ubuntu Light" fo:language="es" fo:country="ES" officeooo:rsid="002f3e21" officeooo:paragraph-rsid="002f3e21"/>
    </style:style>
    <style:style style:name="P57" style:family="paragraph" style:parent-style-name="Standard">
      <style:text-properties style:font-name="Ubuntu Light" fo:language="es" fo:country="ES" officeooo:rsid="0036217d" officeooo:paragraph-rsid="0036217d"/>
    </style:style>
    <style:style style:name="P58" style:family="paragraph" style:parent-style-name="Standard">
      <style:text-properties style:font-name="Ubuntu Light" fo:language="es" fo:country="ES" officeooo:rsid="00305c3f" officeooo:paragraph-rsid="00305c3f"/>
    </style:style>
    <style:style style:name="P59" style:family="paragraph" style:parent-style-name="Standard">
      <style:text-properties style:font-name="Ubuntu Light" fo:language="es" fo:country="ES" officeooo:rsid="00318381" officeooo:paragraph-rsid="00318381"/>
    </style:style>
    <style:style style:name="P60" style:family="paragraph" style:parent-style-name="Standard">
      <style:text-properties style:font-name="Ubuntu Light" fo:language="es" fo:country="ES" officeooo:rsid="00318381" officeooo:paragraph-rsid="0031f83e"/>
    </style:style>
    <style:style style:name="P61" style:family="paragraph" style:parent-style-name="Standard">
      <style:text-properties style:font-name="Ubuntu Light" fo:language="es" fo:country="ES" officeooo:rsid="00318381" officeooo:paragraph-rsid="00343042"/>
    </style:style>
    <style:style style:name="P62" style:family="paragraph" style:parent-style-name="Standard">
      <style:text-properties style:font-name="Ubuntu Light" fo:language="es" fo:country="ES" officeooo:rsid="0031f83e" officeooo:paragraph-rsid="0031f83e"/>
    </style:style>
    <style:style style:name="P63" style:family="paragraph" style:parent-style-name="Standard">
      <style:text-properties style:font-name="Ubuntu Light" fo:language="es" fo:country="ES" officeooo:rsid="0031f83e" officeooo:paragraph-rsid="00343042"/>
    </style:style>
    <style:style style:name="P64" style:family="paragraph" style:parent-style-name="Standard">
      <style:text-properties style:font-name="Ubuntu Light" fo:language="es" fo:country="ES" officeooo:rsid="00328a2b" officeooo:paragraph-rsid="00328a2b"/>
    </style:style>
    <style:style style:name="P65" style:family="paragraph" style:parent-style-name="Standard">
      <style:text-properties style:font-name="Ubuntu Light" fo:language="es" fo:country="ES" officeooo:rsid="00343042" officeooo:paragraph-rsid="00343042"/>
    </style:style>
    <style:style style:name="P66" style:family="paragraph" style:parent-style-name="Standard">
      <style:text-properties style:font-name="Ubuntu Light" fo:language="es" fo:country="ES" officeooo:rsid="00367290" officeooo:paragraph-rsid="00367290"/>
    </style:style>
    <style:style style:name="P67" style:family="paragraph" style:parent-style-name="Standard">
      <style:text-properties style:font-name="Ubuntu Light" fo:language="es" fo:country="ES" officeooo:rsid="00367290" officeooo:paragraph-rsid="0039a102"/>
    </style:style>
    <style:style style:name="P68" style:family="paragraph" style:parent-style-name="Standard">
      <style:text-properties style:font-name="Ubuntu Light" fo:language="es" fo:country="ES" officeooo:rsid="003855a8" officeooo:paragraph-rsid="0039a102"/>
    </style:style>
    <style:style style:name="P69" style:family="paragraph" style:parent-style-name="Standard">
      <style:text-properties style:font-name="Ubuntu Light" fo:language="es" fo:country="ES" officeooo:rsid="003855a8" officeooo:paragraph-rsid="003855a8"/>
    </style:style>
    <style:style style:name="P70" style:family="paragraph" style:parent-style-name="Standard">
      <style:text-properties style:font-name="Ubuntu Light" fo:language="es" fo:country="ES" officeooo:rsid="0039a102" officeooo:paragraph-rsid="0039a102"/>
    </style:style>
    <style:style style:name="P71" style:family="paragraph" style:parent-style-name="Standard">
      <style:text-properties style:font-name="Ubuntu Light" fo:language="es" fo:country="ES" officeooo:rsid="0043ccf5" officeooo:paragraph-rsid="0043ccf5"/>
    </style:style>
    <style:style style:name="P72" style:family="paragraph" style:parent-style-name="Standard">
      <style:text-properties style:font-name="Ubuntu Light" fo:language="es" fo:country="ES" officeooo:rsid="0039e79a" officeooo:paragraph-rsid="0039e79a"/>
    </style:style>
    <style:style style:name="P73" style:family="paragraph" style:parent-style-name="Standard">
      <style:text-properties style:font-name="Ubuntu Light" fo:language="es" fo:country="ES" officeooo:rsid="003d2986" officeooo:paragraph-rsid="003d2986"/>
    </style:style>
    <style:style style:name="P74" style:family="paragraph" style:parent-style-name="Standard">
      <style:text-properties style:font-name="Ubuntu Light" fo:language="es" fo:country="ES" officeooo:rsid="003d333a" officeooo:paragraph-rsid="003d333a"/>
    </style:style>
    <style:style style:name="P75" style:family="paragraph" style:parent-style-name="Standard">
      <style:text-properties style:font-name="Ubuntu Light" fo:language="es" fo:country="ES" officeooo:rsid="003d333a" officeooo:paragraph-rsid="003e0702"/>
    </style:style>
    <style:style style:name="P76" style:family="paragraph" style:parent-style-name="Standard">
      <style:text-properties style:font-name="Ubuntu Light" fo:language="es" fo:country="ES" officeooo:rsid="003e886b" officeooo:paragraph-rsid="003e886b"/>
    </style:style>
    <style:style style:name="P77" style:family="paragraph" style:parent-style-name="Standard">
      <style:text-properties style:font-name="Ubuntu Light" fo:language="es" fo:country="ES" officeooo:rsid="00401663" officeooo:paragraph-rsid="00401663"/>
    </style:style>
    <style:style style:name="P78" style:family="paragraph" style:parent-style-name="Standard">
      <style:text-properties style:font-name="Ubuntu Light" fo:language="es" fo:country="ES" officeooo:rsid="003b8585" officeooo:paragraph-rsid="003b8585"/>
    </style:style>
    <style:style style:name="P79" style:family="paragraph" style:parent-style-name="Standard">
      <style:text-properties style:font-name="Ubuntu Light" fo:language="es" fo:country="ES" officeooo:rsid="005e5bc1" officeooo:paragraph-rsid="005e5bc1"/>
    </style:style>
    <style:style style:name="P80" style:family="paragraph" style:parent-style-name="Standard">
      <style:text-properties style:font-name="Ubuntu Light" fo:language="es" fo:country="ES" officeooo:rsid="006a1dbd" officeooo:paragraph-rsid="006a1dbd"/>
    </style:style>
    <style:style style:name="P81" style:family="paragraph" style:parent-style-name="Standard">
      <style:text-properties style:font-name="Ubuntu Light" fo:language="es" fo:country="ES" fo:font-weight="normal" officeooo:rsid="00183a4e" officeooo:paragraph-rsid="006a1dbd" style:font-weight-asian="normal" style:font-weight-complex="normal"/>
    </style:style>
    <style:style style:name="P82" style:family="paragraph" style:parent-style-name="Standard">
      <style:text-properties style:font-name="Ubuntu Light" fo:language="es" fo:country="ES" fo:font-weight="normal" officeooo:rsid="00183a4e" officeooo:paragraph-rsid="00183a4e" style:font-weight-asian="normal" style:font-weight-complex="normal"/>
    </style:style>
    <style:style style:name="P83" style:family="paragraph" style:parent-style-name="Standard">
      <style:text-properties style:font-name="Ubuntu Light" fo:language="es" fo:country="ES" fo:font-weight="normal" officeooo:rsid="00183a4e" officeooo:paragraph-rsid="006f5fbe" style:font-weight-asian="normal" style:font-weight-complex="normal"/>
    </style:style>
    <style:style style:name="P84" style:family="paragraph" style:parent-style-name="Standard">
      <style:text-properties style:font-name="Ubuntu Light" fo:language="es" fo:country="ES" officeooo:rsid="006e172e" officeooo:paragraph-rsid="006e172e"/>
    </style:style>
    <style:style style:name="P85" style:family="paragraph" style:parent-style-name="Standard">
      <style:text-properties style:font-name="Ubuntu Light" fo:language="es" fo:country="ES" officeooo:rsid="007a28f0" officeooo:paragraph-rsid="00183a4e"/>
    </style:style>
    <style:style style:name="P86" style:family="paragraph" style:parent-style-name="Standard">
      <style:text-properties style:font-name="Ubuntu Light" fo:language="es" fo:country="ES" officeooo:rsid="007a28f0" officeooo:paragraph-rsid="007a28f0"/>
    </style:style>
    <style:style style:name="P87" style:family="paragraph" style:parent-style-name="Standard">
      <style:text-properties style:font-name="Ubuntu Light" fo:font-size="14pt" fo:language="es" fo:country="ES" fo:font-weight="bold" officeooo:rsid="00183a4e" officeooo:paragraph-rsid="00511ff1" style:font-size-asian="14pt" style:font-weight-asian="bold" style:font-size-complex="14pt" style:font-weight-complex="bold"/>
    </style:style>
    <style:style style:name="P88" style:family="paragraph" style:parent-style-name="Standard">
      <style:text-properties style:font-name="Ubuntu Light" fo:font-size="14pt" fo:language="es" fo:country="ES" fo:font-weight="bold" officeooo:rsid="00511ff1" officeooo:paragraph-rsid="005e5bc1" style:font-size-asian="14pt" style:font-weight-asian="bold" style:font-size-complex="14pt" style:font-weight-complex="bold"/>
    </style:style>
    <style:style style:name="P89" style:family="paragraph" style:parent-style-name="Standard" style:list-style-name="L1">
      <style:text-properties style:font-name="Ubuntu Light" fo:language="es" fo:country="ES" officeooo:rsid="00183a4e" officeooo:paragraph-rsid="00183a4e"/>
    </style:style>
    <style:style style:name="P90" style:family="paragraph" style:parent-style-name="Standard" style:list-style-name="L1">
      <style:text-properties style:font-name="Ubuntu Light" fo:language="es" fo:country="ES" officeooo:rsid="00183a4e" officeooo:paragraph-rsid="004e444e"/>
    </style:style>
    <style:style style:name="P91" style:family="paragraph" style:parent-style-name="Standard" style:list-style-name="L1">
      <style:text-properties style:font-name="Ubuntu Light" fo:language="es" fo:country="ES" officeooo:rsid="004f582a" officeooo:paragraph-rsid="004f582a"/>
    </style:style>
    <style:style style:name="P92" style:family="paragraph" style:parent-style-name="Standard">
      <style:text-properties style:font-name="Ubuntu Light" fo:language="es" fo:country="ES" officeooo:rsid="0054f32c" officeooo:paragraph-rsid="0054f32c"/>
    </style:style>
    <style:style style:name="P93" style:family="paragraph" style:parent-style-name="Standard">
      <style:text-properties style:font-name="Ubuntu Light" fo:language="es" fo:country="ES" officeooo:rsid="006e172e" officeooo:paragraph-rsid="006e172e"/>
    </style:style>
    <style:style style:name="T1" style:family="text">
      <style:text-properties officeooo:rsid="001a4256"/>
    </style:style>
    <style:style style:name="T2" style:family="text">
      <style:text-properties officeooo:rsid="001be317"/>
    </style:style>
    <style:style style:name="T3" style:family="text">
      <style:text-properties officeooo:rsid="001eb7f6"/>
    </style:style>
    <style:style style:name="T4" style:family="text">
      <style:text-properties officeooo:rsid="00207815"/>
    </style:style>
    <style:style style:name="T5" style:family="text">
      <style:text-properties officeooo:rsid="0021ee7d"/>
    </style:style>
    <style:style style:name="T6" style:family="text">
      <style:text-properties officeooo:rsid="0024e7c5"/>
    </style:style>
    <style:style style:name="T7" style:family="text">
      <style:text-properties officeooo:rsid="00271cf7"/>
    </style:style>
    <style:style style:name="T8" style:family="text">
      <style:text-properties officeooo:rsid="00283cc9"/>
    </style:style>
    <style:style style:name="T9" style:family="text">
      <style:text-properties officeooo:rsid="0029bc2d"/>
    </style:style>
    <style:style style:name="T10" style:family="text">
      <style:text-properties officeooo:rsid="002a2d78"/>
    </style:style>
    <style:style style:name="T11" style:family="text">
      <style:text-properties officeooo:rsid="002b4aa8"/>
    </style:style>
    <style:style style:name="T12" style:family="text">
      <style:text-properties officeooo:rsid="002e6581"/>
    </style:style>
    <style:style style:name="T13" style:family="text">
      <style:text-properties officeooo:rsid="002f3e21"/>
    </style:style>
    <style:style style:name="T14" style:family="text">
      <style:text-properties officeooo:rsid="00305c3f"/>
    </style:style>
    <style:style style:name="T15" style:family="text">
      <style:text-properties officeooo:rsid="00318381"/>
    </style:style>
    <style:style style:name="T16" style:family="text">
      <style:text-properties officeooo:rsid="0031f83e"/>
    </style:style>
    <style:style style:name="T17" style:family="text">
      <style:text-properties officeooo:rsid="00343042"/>
    </style:style>
    <style:style style:name="T18" style:family="text">
      <style:text-properties officeooo:rsid="00357d31"/>
    </style:style>
    <style:style style:name="T19" style:family="text">
      <style:text-properties officeooo:rsid="0036217d"/>
    </style:style>
    <style:style style:name="T20" style:family="text">
      <style:text-properties officeooo:rsid="00367290"/>
    </style:style>
    <style:style style:name="T21" style:family="text">
      <style:text-properties officeooo:rsid="0039a102"/>
    </style:style>
    <style:style style:name="T22" style:family="text">
      <style:text-properties officeooo:rsid="0039e79a"/>
    </style:style>
    <style:style style:name="T23" style:family="text">
      <style:text-properties officeooo:rsid="003b2d15"/>
    </style:style>
    <style:style style:name="T24" style:family="text">
      <style:text-properties officeooo:rsid="003d2986"/>
    </style:style>
    <style:style style:name="T25" style:family="text">
      <style:text-properties officeooo:rsid="003e0702"/>
    </style:style>
    <style:style style:name="T26" style:family="text">
      <style:text-properties officeooo:rsid="00426e30"/>
    </style:style>
    <style:style style:name="T27" style:family="text">
      <style:text-properties officeooo:rsid="0042efeb"/>
    </style:style>
    <style:style style:name="T28" style:family="text">
      <style:text-properties officeooo:rsid="004554bb"/>
    </style:style>
    <style:style style:name="T29" style:family="text">
      <style:text-properties officeooo:rsid="00461c23"/>
    </style:style>
    <style:style style:name="T30" style:family="text">
      <style:text-properties officeooo:rsid="0046e941"/>
    </style:style>
    <style:style style:name="T31" style:family="text">
      <style:text-properties officeooo:rsid="00473e02"/>
    </style:style>
    <style:style style:name="T32" style:family="text">
      <style:text-properties officeooo:rsid="00493b78"/>
    </style:style>
    <style:style style:name="T33" style:family="text">
      <style:text-properties officeooo:rsid="004a0b38"/>
    </style:style>
    <style:style style:name="T34" style:family="text">
      <style:text-properties officeooo:rsid="004a8787"/>
    </style:style>
    <style:style style:name="T35" style:family="text">
      <style:text-properties officeooo:rsid="004c3f15"/>
    </style:style>
    <style:style style:name="T36" style:family="text">
      <style:text-properties officeooo:rsid="004cf7ac"/>
    </style:style>
    <style:style style:name="T37" style:family="text">
      <style:text-properties officeooo:rsid="004e444e"/>
    </style:style>
    <style:style style:name="T38" style:family="text">
      <style:text-properties officeooo:rsid="00502f0a"/>
    </style:style>
    <style:style style:name="T39" style:family="text">
      <style:text-properties fo:font-weight="bold" style:font-weight-asian="bold" style:font-weight-complex="bold"/>
    </style:style>
    <style:style style:name="T40" style:family="text">
      <style:text-properties fo:font-weight="bold" officeooo:rsid="004a8787" style:font-weight-asian="bold" style:font-weight-complex="bold"/>
    </style:style>
    <style:style style:name="T41" style:family="text">
      <style:text-properties fo:font-weight="bold" officeooo:rsid="004cf7ac" style:font-weight-asian="bold" style:font-weight-complex="bold"/>
    </style:style>
    <style:style style:name="T42" style:family="text">
      <style:text-properties fo:font-weight="bold" officeooo:rsid="004f582a" style:font-weight-asian="bold" style:font-weight-complex="bold"/>
    </style:style>
    <style:style style:name="T43" style:family="text">
      <style:text-properties officeooo:rsid="00511ff1"/>
    </style:style>
    <style:style style:name="T44" style:family="text">
      <style:text-properties officeooo:rsid="005720a0"/>
    </style:style>
    <style:style style:name="T45" style:family="text">
      <style:text-properties officeooo:rsid="0058bea8"/>
    </style:style>
    <style:style style:name="T46" style:family="text">
      <style:text-properties officeooo:rsid="005aaeef"/>
    </style:style>
    <style:style style:name="T47" style:family="text">
      <style:text-properties officeooo:rsid="005b65b1"/>
    </style:style>
    <style:style style:name="T48" style:family="text">
      <style:text-properties officeooo:rsid="0060f5d1"/>
    </style:style>
    <style:style style:name="T49" style:family="text">
      <style:text-properties officeooo:rsid="006226ae"/>
    </style:style>
    <style:style style:name="T50" style:family="text">
      <style:text-properties officeooo:rsid="00623efb"/>
    </style:style>
    <style:style style:name="T51" style:family="text">
      <style:text-properties officeooo:rsid="006286c4"/>
    </style:style>
    <style:style style:name="T52" style:family="text">
      <style:text-properties officeooo:rsid="0062f3ec"/>
    </style:style>
    <style:style style:name="T53" style:family="text">
      <style:text-properties officeooo:rsid="0063894a"/>
    </style:style>
    <style:style style:name="T54" style:family="text">
      <style:text-properties officeooo:rsid="0064fc46"/>
    </style:style>
    <style:style style:name="T55" style:family="text">
      <style:text-properties officeooo:rsid="00681037"/>
    </style:style>
    <style:style style:name="T56" style:family="text">
      <style:text-properties officeooo:rsid="006cec52"/>
    </style:style>
    <style:style style:name="T57" style:family="text">
      <style:text-properties officeooo:rsid="006fcbf8"/>
    </style:style>
    <style:style style:name="T58" style:family="text">
      <style:text-properties officeooo:rsid="006ff010"/>
    </style:style>
    <style:style style:name="T59" style:family="text">
      <style:text-properties officeooo:rsid="0070de38"/>
    </style:style>
    <style:style style:name="T60" style:family="text">
      <style:text-properties officeooo:rsid="00727d58"/>
    </style:style>
    <style:style style:name="T61" style:family="text">
      <style:text-properties officeooo:rsid="0073b700"/>
    </style:style>
    <style:style style:name="T62" style:family="text">
      <style:text-properties officeooo:rsid="0074fb94"/>
    </style:style>
    <style:style style:name="T63" style:family="text">
      <style:text-properties officeooo:rsid="0075c9e3"/>
    </style:style>
    <style:style style:name="T64" style:family="text">
      <style:text-properties officeooo:rsid="0076ece6"/>
    </style:style>
    <style:style style:name="T65" style:family="text">
      <style:text-properties officeooo:rsid="0077d203"/>
    </style:style>
    <style:style style:name="T66" style:family="text">
      <style:text-properties officeooo:rsid="007ad83e"/>
    </style:style>
    <style:style style:name="T67" style:family="text">
      <style:text-properties officeooo:rsid="007cfa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PMoodle</text:p>
      <text:p text:style-name="P13">Una vuelta de tuerca a las plataformas de e-ducación.</text:p>
      <text:p text:style-name="P13"/>
      <text:p text:style-name="P13">Víctor Pérez Rey</text:p>
      <text:p text:style-name="P3">Agradecimientos</text:p>
      <text:p text:style-name="P4">Índice</text:p>
      <text:p text:style-name="P87"/>
      <text:p text:style-name="P87">Intro no técnica</text:p>
      <text:p text:style-name="P88">Análisis de la situación actual con respecto a los elementos a solventar.</text:p>
      <text:p text:style-name="P88">Intro técnica</text:p>
      <text:p text:style-name="P88"/>
      <text:p text:style-name="P88"/>
      <text:p text:style-name="P88"/>
      <text:p text:style-name="P1">Intro no técnic<text:span text:style-name="T54">a</text:span></text:p>
      <text:p text:style-name="P13"/>
      <text:p text:style-name="P13">El mundo actual ha cambiado irremediablemente con la irrupción de internet en nuestras vidas y la educación (en todos sus niveles) no es una excepción.</text:p>
      <text:p text:style-name="P13">En la actualidad, si bien hay numerosas herramientas orientadas a integrar la educación universitaria en las posibilidades tecnológicas <text:span text:style-name="T29">actuales</text:span>, estas <text:span text:style-name="T29">no logran alcanzar </text:span>las expectativas y necesidades de profesores y alumnos.</text:p>
      <text:p text:style-name="P13"/>
      <text:p text:style-name="P13">Esta perspectiva, fruto de la propia experiencia <text:span text:style-name="T30">personal </text:span>en mis pasados años como estudiante son el punto de partida del presente <text:span text:style-name="T31">proyecto</text:span>. </text:p>
      <text:p text:style-name="P13">Es una idea, una opinión sencilla: <text:span text:style-name="T32">en las aulas docentes estamos perdiendo se está perdiendo una gran oportunidad al no proveer a estudiantes y profesores </text:span>las herramientas digitales adecuadas y algunas de ellas son realmente sencillas de implementar.</text:p>
      <text:p text:style-name="P13"/>
      <text:p text:style-name="P13"><text:span text:style-name="T33">Sin necesidad poner el foco en una materia o situación concreta</text:span>, siempre hay a <text:span text:style-name="T34">unas necesidades</text:span> <text:span text:style-name="T33">comunes hacia el cuerpo estudiantil </text:span>que <text:span text:style-name="T34">se dan de forma repetitiva</text:span>. </text:p>
      <text:p text:style-name="P13"/>
      <text:list xml:id="list5196736669567735064" text:style-name="L1">
        <text:list-item>
          <text:p text:style-name="P89"><text:span text:style-name="T40">Se necesita </text:span><text:span text:style-name="T39">material de trabajo</text:span>. Enfóquese en corto y llámense apuntes, trabajos, bibliografía, ejemplos, exámenes. En cualquiera de los casos, <text:span text:style-name="T35">dicho material de trabajo es una pieza vital para desarrollar tareas de estudio y trabajo que permitan transmitir conocimientos a los alumnos o a estos adquirirlos</text:span>.</text:p>
          <text:p text:style-name="P89"/>
        </text:list-item>
        <text:list-item>
          <text:p text:style-name="P90"><text:span text:style-name="T41">Es necesario un canal comunicativo que permita transmitir noticias</text:span><text:span text:style-name="T36"> de distintas formas (general o focal). Es decir, n</text:span>ecesitamos conocer las noticias de la <text:span text:style-name="T36">institución</text:span>. De las más generales a las más concretas. <text:span text:style-name="T36">Las generales, las g</text:span>randes noticias que sacuden la vida del campus (huelgas, cortes de luz, etc) hasta <text:span text:style-name="T36">las focales, como puede ser </text:span>la suspensión de una clase por una baja médica. </text:p>
          <text:p text:style-name="P90">En realidad no importa el mensaje <text:span text:style-name="T37">o el público objetivo, lo esencial es que la necesidad existe y por tanto es visible la necesidad de satisfaccer la carencia con distintas herramientas</text:span>.</text:p>
          <text:p text:style-name="P89"/>
        </text:list-item>
        <text:list-item>
          <text:p text:style-name="P89"><text:span text:style-name="T42">El cuerpo estudiantil</text:span><text:span text:style-name="T39"> necesitan organizar sus horarios</text:span>. Hablamos tanto de sus tediosos horarios de clases que se habrán de repetir por todo un semestre, pero también de los eventos que habrán de ocurrir sólo una vez, o incluso con frecuencia irregular.</text:p>
          <text:p text:style-name="P91">Igual que sucede con las noticias, en el caso de los horarios/eventos, existen distintos tipos de situaciones, público objetivo, etc. Sin embargo, vuelve a suceder que la relación existencia-necesidad-herramientas está presente y que por tanto es necesaria la búsqueda de soluciones apropiadas.</text:p>
        </text:list-item>
      </text:list>
      <text:p text:style-name="P21"/>
      <text:p text:style-name="P13"/>
      <text:p text:style-name="P15">Los arriba enunciados son 3 pilares sencillos, <text:span text:style-name="T38">transversales a carreras y universidades.</text:span></text:p>
      <text:p text:style-name="P15">Sin embargo, la motivación que lleva a la puesta en marcha de este TFG es el vergonzante y plausible hecho de que en nuestra escuela, así como en muchas otras universidades españolas, las herramientas aportadas por las escuelas a los estudiantes para satisfacer las necesidades anteriormente descritas <text:span text:style-name="T38">no existen, no funcionan por estar mal planteadas o no cubren las necesidades de sus usuarios</text:span>.</text:p>
      <text:p text:style-name="P13"/>
      <text:p text:style-name="P13"/>
      <text:p text:style-name="P2">Análisis de la situación actual con respecto a los elementos a solventar.</text:p>
      <text:p text:style-name="P12"/>
      <text:p text:style-name="P13"/>
      <text:p text:style-name="P22"><text:span text:style-name="T47">1. </text:span>Apuntes</text:p>
      <text:p text:style-name="P22"/>
      <text:p text:style-name="P14">Desfasados, tardíos, inexistentes, incorrectos o insuficientes. Estos son los adjetivos que en muchos casos pueden atribuirse al material subido a las plataformas de e-educación universitaria. </text:p>
      <text:p text:style-name="P14">No es en muchos casos simple culpa de los profesores, en muchas ocasiones el mayor motivo de fracaso en los <text:span text:style-name="T43">planteamientos</text:span> de estas plataformas reside en el hecho de que el profesor es el único que es capaz de aportar a la plataforma. </text:p>
      <text:p text:style-name="P92">En la experiencia personal se han dado (no pocas) ocasiones en que los alumnos hemos sido capaces de organizar y elaborar material de trabajo sensiblemente superior al ofrecido por el docente. Esto ha sucedido porque los alumnos colaboraban, en la elaboración de los mismos.</text:p>
      <text:p text:style-name="P16">No hay mayor premisa que esa (la colaboración) tras la idea de una plataforma de material de trabajo abierta a modificaciones por parte de cualquier usuario, independientemente de su rol dentro del aula.</text:p>
      <text:p text:style-name="P13">El objetivo de nuestra educación superior es la reflexión, el aprendizaje bajo el fuerte convencimiento de que estudiamos materias que nos apasionan, que despiertan nuestro interés y curiosidad. </text:p>
      <text:p text:style-name="P13">Siendo esta una de las premisas fundacionales de la educación superior, así ha de considerarse el desarrollo de la misma y por tanto, la colaboración como vía de juntar mentes curiosas y ávidas de aprendizaje para el desarrollo del conocimiento. Ese ha de ser el modelo teórico y las plataformas de e-educación verdaderamente abiertas a la particiación y la colaboración el camino práctico.</text:p>
      <text:p text:style-name="P13"/>
      <text:p text:style-name="P13"/>
      <text:p text:style-name="P23"><text:span text:style-name="T47">2. </text:span>Eventos</text:p>
      <text:p text:style-name="P13"/>
      <text:p text:style-name="P13"><text:span text:style-name="T44">En el caso concreto de la UPM/ETSISI al igual que por lo comprobado en otras universidades y escuelas, l</text:span>as noticias de la escuela nunca se encuentran 2 veces en el mismo sitio y eso choca terriblemente con una realidad cotidiana de nuestra vida en el 2015. </text:p>
      <text:p text:style-name="P13">Hoy en día nuestros ojos se dirigen continuamente a los paneles de notificaciones de nuestros dispositivos móviles. Es un concepto teórico sencillo. En un solo lugar <text:span text:style-name="T44">encontramos </text:span>todo <text:span text:style-name="T44">(o casi todo) </text:span>lo que necesitamos saber, fin.</text:p>
      <text:p text:style-name="P13">Frente a esta realidad tangible de nuestro día a día, la experiencia <text:span text:style-name="T45">concreta </text:span>de la universidad: webs de departamento, de escuela, de profesores, el correo, las plataformas de e-educación, etc.</text:p>
      <text:p text:style-name="P13">Simplemente no funciona. Por disperso, por inconexo, por desactualizado, por falta de acuse de recibo.</text:p>
      <text:p text:style-name="P28">Por tanto, el enfoque, el camino que guía la solución a implementar ha de ir por tanto orientada a acoplarse con los patrones de diseño y usabilidad actuales, es decir, enfocar la solución a la existencia de paneles de notificaciones en los que se centralice la información.</text:p>
      <text:p text:style-name="P13"/>
      <text:p text:style-name="P13"/>
      <text:p text:style-name="P25"><text:span text:style-name="T47">3. </text:span>Horarios</text:p>
      <text:p text:style-name="P23"/>
      <text:p text:style-name="P17">De forma paralela y casi indistinguible de los eventos surgen los horarios. </text:p>
      <text:p text:style-name="P29">En el caso concreto de la UPM &amp; la ETSISI, los horarios relativos a la actividad docente no se <text:soft-page-break/>encuentran centralizados.</text:p>
      <text:p text:style-name="P17"><text:span text:style-name="T46">Primeramente porque existen h</text:span>orarios de clase, de exámenes, de mantenimientos, <text:span text:style-name="T46">de </text:span>tutorías, <text:span text:style-name="T46">etc</text:span>. </text:p>
      <text:p text:style-name="P29">Seguidamente porque estos vuelven a encontrarse dispersos a lo largo del moodle, webs de departamento, sitios personales, correos enviados a inicio de curso, etc.</text:p>
      <text:p text:style-name="P17">Y <text:span text:style-name="T46">esto en el caso de que la información realmente se encuentre disponible, lo cual en muchas ocasiones no se cumple.</text:span></text:p>
      <text:p text:style-name="P13">Ante esta problemática, partiendo nuevamente de la teoría de notificaciones anteriormente escrita surge el diseño de aquello que pretende ser la solución.</text:p>
      <text:p text:style-name="P13">Unificar en un solo espacio (al igual que con los eventos) todos aquello que tiene una relación temporal concreta. No hablamos únicamente de los horarios de las asignaturas, también de sus horarios de tutorías, charlas que se den en las escuelas y en definitiva cualquier cosa que como miembros de la universidad deseamos estar conocer con facilidad.</text:p>
      <text:p text:style-name="P13"/>
      <text:p text:style-name="P13"/>
      <text:p text:style-name="P13"/>
      <text:p text:style-name="P26">Conclusiones</text:p>
      <text:p text:style-name="P26"/>
      <text:p text:style-name="P13">Hay que ser conscientes del reto que se está poniendo encima de la mesa. En el mundo del desarrollo existe una cierta tendencia en bramar sobre la carencia que presentan algunos estándares y en el como hay demasiados que intentar dar una solución única. El resultado de estas discusiones en comunidad suelen dar por resultado que donde antes existían 13 estándares incompletos, ahora existan 14.</text:p>
      <text:p text:style-name="P13">Es por tanto importante comprender que si se quiere señalar acusatoriamente a diversos niveles de la institución universitaria, la solución aportada debe verdaderamente solucionarlos con una calidad a la altura de la acusación, quedando este juicio de valor a discrección del jurado que habrá de evaluar el presente TFG.</text:p>
      <text:p text:style-name="P13">Existirán más oportunidades en el futuro para presentar una solución que verdaderamente satisfaga a los miembros de la universidad, la presente solución aportada no es la última oportunidad para ello. Sin embargo, es mi objetivo prestar un alto valor en la solución aportada para que las nuevas promociones que ingresen en las aulas así como los profesores que habrán de continuar en ellas cuando nosotros ya no estemos, finalmente posean una herramienta a la altura de las necesidades educativas de estos tiempos digitales.</text:p>
      <text:p text:style-name="P1">Intro técnica</text:p>
      <text:p text:style-name="P23"/>
      <text:p text:style-name="P13">El presente TFG es un proyecto de tipo full-stack, es decir, presenta elementos tanto de servidor (back-end) como de cliente final (front-end).</text:p>
      <text:p text:style-name="P13">Partiendo de esta división principal, hay que introducir un tercer elemento, que si bien pertenece al back-end, en cierta forma puede ser <text:span text:style-name="T48">entendido</text:span> como el puente que une ambos mundos. Nos referimos a la API/Rest <text:span text:style-name="T50">o en términos coloquiales, la API.</text:span></text:p>
      <text:p text:style-name="P13"/>
      <text:p text:style-name="P13">El API es <text:span text:style-name="T51">nuestro</text:span> contrato, el escaparate del back-end, el puente que permite la comunicación entre ambos entornos. Como se decía anteriormente, si bien la <text:span text:style-name="T49">API</text:span> es de facto un elemento del back-end, para comprender con profundidad cual es la arquitectura del proyecto es importante presentarlo como un elemento de unión entre entornos más que un módulo <text:span text:style-name="T52">sobreexpuesto </text:span>de uno de ellos.</text:p>
      <text:p text:style-name="P13"/>
      <text:p text:style-name="P13">Por tanto, partiendo de estos 3 elementos principales: <text:span text:style-name="T55">front, back y API.</text:span> (de los que posteriormente se presentarán sus distintas capas) podemos empezar a definir las bases té<text:span text:style-name="T55">c</text:span>nicas del proyecto.</text:p>
      <text:p text:style-name="P13"/>
      <text:p text:style-name="P13">//<text:span text:style-name="T56">TODO. Dibujo sobre as capas de la lasaña.</text:span></text:p>
      <text:p text:style-name="P13"/>
      <text:p text:style-name="P84">Como ya hemos dicho antes, en términos de equipo tenemos por un lado el cliente, por el otro el servidor y entre medias, de una forma más éterea, nuestra API.</text:p>
      <text:p text:style-name="P84">Luego, cada unos de los dos entornos tiene unas divisiones lógicas internas. Dichas lógicas internas o capas serán nuestro stack técnico, los módulos y las vistas (en el caso del front, en el caso del back se les denomina modelos).</text:p>
      <text:p text:style-name="P80">Analizando de las capas más bajas a las más elevadas:</text:p>
      <text:p text:style-name="P13"/>
      <text:p text:style-name="P13"/>
      <text:p text:style-name="P24">Stack técnico</text:p>
      <text:p text:style-name="P24"/>
      <text:p text:style-name="P18">A la hora de construir este proyecto ha sido necesario recurrir a soluciones técnicas ya existentes. Hablamos tanto de las bases técnicas más básicas como son los lenguajes utilizados (y el porqué de su uso) así como todo el ecosistema de frameworks, librerías <text:span text:style-name="T57">y sucesivos </text:span>que se utilizan sobre dichos lenguajes.</text:p>
      <text:p text:style-name="P18">Igualmente, dentro del stack técnico se incluyen aquellas cuestiones más meta del proyecto. Los paradigmas de programaci<text:span text:style-name="T53">ó</text:span>n utilizados, los patrones de diseño implementados, etc, etc.</text:p>
      <text:p text:style-name="P81">El stack técnico tiene una importancia muy elevada pues son los cimientos del resto del sistema. La elección de un stack u otro supone la elección del marco o el corsé que contendrá nuestros módulos y vistas. <text:span text:style-name="T58">Las decisiones tomadas en este aspecto implicarán </text:span>grandes ventajas y/<text:span text:style-name="T58">o</text:span> sacrifios en <text:span text:style-name="T59">las etapas sucesivas.</text:span></text:p>
      <text:p text:style-name="P81"/>
      <text:p text:style-name="P82"/>
      <text:p text:style-name="P27">Módulos</text:p>
      <text:p text:style-name="P27"/>
      <text:p text:style-name="P19">Son los distintos componentes que a través de diversas reglas se relacionan <text:span text:style-name="T60">entre sí</text:span> para dar forma a la arquitectura general de cada entorno. <text:span text:style-name="T61">E</text:span>n muchos casos pueden comprenderse como funcionalidades adicionales o laterales al núcleo del sistema y que en otros casos habrán de entenderse como elementos abstractos del mismo.</text:p>
      <text:p text:style-name="P19">En las secciones sucesivas, se definirán y explicarán con mayor profundidad cuales son estos módulos, su relacion con otros, su importancia y necesidad.</text:p>
      <text:p text:style-name="P19">De forma extra <text:span text:style-name="T61">y excepcional</text:span>, será en este punto donde se explique brevemente las <text:soft-page-break/>característica de nuestra API y la teoría que la sustenta.</text:p>
      <text:p text:style-name="P83"/>
      <text:p text:style-name="P83"/>
      <text:p text:style-name="P23">Vistas</text:p>
      <text:p text:style-name="P23"/>
      <text:p text:style-name="P13">Nuestras vistas o modelos van a ser uno de los principios fundamentales de esta memoria. Son el concepto final que permite aglutinar el resto de principios anteriormente descritos, en tanto es el concepto que se <text:span text:style-name="T62">erege como la capa superior en el sistema</text:span>.</text:p>
      <text:p text:style-name="P13"/>
      <text:p text:style-name="P13">El término vistas hace referencia en exclusiva al entorno front-end. Será cada una de las rutas principales <text:span text:style-name="T63">(endpoint)</text:span> de la web que posee el proyecto. Es por tanto que existirán vistas tales como asignatura, notas, calendario, registro, login, etc.</text:p>
      <text:p text:style-name="P13">Cada una de estas vistas (atendiendo a distintas excepciones) tienen una correspondencia/<text:span text:style-name="T65">relación</text:span> <text:span text:style-name="T64">directa</text:span> con un modelo del back. </text:p>
      <text:p text:style-name="P86">Recordatorio. En el paradigma de programación OO, un modelo es una clase que representa las cualidades y capacidades que posteriormente tendrán las instancias de los objetos particulares que se creen.</text:p>
      <text:p text:style-name="P85"/>
      <text:p text:style-name="P13">Es por tanto, que en nuestras vistas se presentan datos <text:span text:style-name="T66">(en jerga de programación, se sirven vistas) </text:span>que tienen una correspondencia con un modelo definido en el back, cada uno de estos modelos tiene unos atributos y unas propiedades.</text:p>
      <text:p text:style-name="P20">Como decimos, existe una correlación entre cada una de las vistas que habremos de tener en nuestro frontal web y los objetos que serán manipulados en el back-end. </text:p>
      <text:p text:style-name="P20"><text:span text:style-name="T67">C</text:span>omo se comentaba al inicio de la sección, es la API del sistema la que permite que se tienda un puente entre ambos mundos, pues son nuestros modelos del servidor los que son enviados al frontal para ser representados dentro de las vistas. De igual forma, en los casos en que la información pueda ser modificada, la información viajará de vuelta de las vistas al servidor para que se produzca las pertinentes actualizaciones.</text:p>
      <text:p text:style-name="P13"/>
      <text:p text:style-name="P13">Este es uno de los puntos principales de la teoría full-stack que se presenta en este proyecto. El cómo existe una fuerte relacíón entre ambos entornos, donde el concepto que sirve de referencia son las vistas y los modelos y donde el puente comunicativo es la apiRest expuesta.</text:p>
      <text:p text:style-name="P13">Igualmente, es la sencillez y potencia de este principio el que permite la creación de un código que respete los principos de arquitectura, limpieza, sencillez y claridad que se busca a la hora de programar. </text:p>
      <text:p text:style-name="P13">Es el respeto a este punto de partida el que permite entender cómo puede conseguirse que el código permanezca limpio y organizado a la hora de la construcción del sistema. Es el comprender que no hay que dividir conceptos, ni adaptar los objetos utilizados en cada entorno para permitir la comunicación por la API lo que hace que el código y su estructuración permanezca clara y concisa a lo largo del tiempo y que su testeabilidad sea sencilla.</text:p>
      <text:p text:style-name="P13"/>
      <text:p text:style-name="P13">Más allá de aquí, lo que tendremos son elementos concretos que ya pertenecen a cada uno de los entornos. Principalemente, hablamos de la siguiente capa del sistema que serían los módulos y posteriorment el stack técnico que lo soporta todo.</text:p>
      <text:p text:style-name="P13"/>
      <text:p text:style-name="P13"/>
      <text:p text:style-name="P13"/>
      <text:p text:style-name="P5">Stack técnico</text:p>
      <text:p text:style-name="P13"/>
      <text:p text:style-name="P13">Como se definía brevemente en la introducción técnica de la memoria, nuestro stack técnico es en pocas palabras la pila técnica del proyecto, es decir, lenguajes, herramientas, frameworks y librerías utilizadas a lo largo del proyecto del proyecto son múltiples y variadas. </text:p>
      <text:p text:style-name="P13"/>
      <text:p text:style-name="P13">###back-end</text:p>
      <text:p text:style-name="P13"/>
      <text:p text:style-name="P13">En nuestro back-end el lenguaje principal es Python. Este lenguaje se distingue por ser multiparadigma (se adapta tanto a una estructura tipo script como a OO), por su sencillez y verstailidad y por su potencia.</text:p>
      <text:p text:style-name="P13"/>
      <text:p text:style-name="P13">Por encima de Python se utiliza Django, un framework orientado a facilitar el desarrollo de proyectos web. Si bien puede utilizarse para proyectos full-stack (back-end + front-end), en nuestro caso particular solo se utiliza para la parte de servidor.</text:p>
      <text:p text:style-name="P13">Este framework nos provee de múltiples y potentes herramientas. En nuestro caso, optamos por utilizar únicamente una pequeña parte de toda ellas, en concreto los módulos que refieren al ORM (mapeador de objectos relacionales), el enrutador de urls, etc.</text:p>
      <text:p text:style-name="P13"/>
      <text:p text:style-name="P13">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13">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13">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13"/>
      <text:p text:style-name="P13">&lt;br&gt;</text:p>
      <text:p text:style-name="P13">**Persistencia de datos**</text:p>
      <text:p text:style-name="P13"/>
      <text:p text:style-name="P13">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13">El ORM proporcionado por Djando se podría resumir en que proporciona un objeto base Model de la librería models, todo objeto que en nuestro proyecto haga herencia de dicha clase será susceptible se tener capacidades de mapeo a datos SQL. </text:p>
      <text:p text:style-name="P13">En el apartado dedicado a los des/serializadores se analiza el módulo encargado de convertir nuestras instancias heredada de Model a texto con formato JSON, preparado de esta forma para que nuestros clientes finales consuman los datos.</text:p>
      <text:p text:style-name="P13">En términos generales puede establecerse el siguiente hilo conductor extremo a extremo <text:soft-page-break/>de un dato tipo.</text:p>
      <text:p text:style-name="P13">Datos SQL &lt;=Mapeador ORM=&gt; Objeto de una clase heredera de models.Model &lt;=Des/Serializador=&gt; Diccionarios de Python (clave-valor) &lt;=JSONRender=&gt; Cadena de texto con formato JSON que representa pares de clave-valor.</text:p>
      <text:p text:style-name="P13">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13"/>
      <text:p text:style-name="P13">&lt;br&gt;</text:p>
      <text:p text:style-name="P13">**Requests.**</text:p>
      <text:p text:style-name="P13"/>
      <text:p text:style-name="P13">Request es una librería tipo navaja-suiza (swiss-knife) de Python. Es la librería tipo de PYthon para la comunicación HTTP.</text:p>
      <text:p text:style-name="P13">Esta provee un acceso completo a la totalidad de los campos/cabeceras de una petición HTTP y de igual permite una completa personalización de las mismas.</text:p>
      <text:p text:style-name="P13">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13"/>
      <text:p text:style-name="P13">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13"/>
      <text:p text:style-name="P13"/>
      <text:p text:style-name="P13">&lt;br&gt;</text:p>
      <text:p text:style-name="P13">**HTTP Cors.**</text:p>
      <text:p text:style-name="P13"/>
      <text:p text:style-name="P13">En cuestiones de comunicaciones HTTP, los servidores tienen una serie de reglas para permitir la comunicación y envío de datos con servidores más allá del propio dominio (Cross-origin resource sharing).</text:p>
      <text:p text:style-name="P13">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13">Django proporciona una capa de distintos middelware (código embebido entre distintas capas y procesos del sistema) para permitir una comunicación cross-domain completa.</text:p>
      <text:p text:style-name="P13">De esta forma, mediante la activación de una serie de middelwares ubicados en el settings.py de nuestro back-end, podremos definir las reglas que nuestra API expone en las cabeceras de las respuestas HTTP.</text:p>
      <text:p text:style-name="P13">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13"/>
      <text:p text:style-name="P13"/>
      <text:p text:style-name="P13">&lt;br&gt;</text:p>
      <text:p text:style-name="P13">&lt;br&gt;</text:p>
      <text:p text:style-name="P13">###front-end</text:p>
      <text:p text:style-name="P13"><text:soft-page-break/></text:p>
      <text:p text:style-name="P13">Como todo proyecto web basado en páginas dinámicas, nuestro proyecto hace uso de HTML y Javascript. Pero más allá de estas dos tecnologías tan básicas y necesarias hoy en dia en cualquier proyecto web que se precie, por encima de ello tenemos implementado un amplio y rico ecosistemas de frameworks y librerías.</text:p>
      <text:p text:style-name="P13"/>
      <text:p text:style-name="P13">&lt;br&gt;</text:p>
      <text:p text:style-name="P13">**Angular**</text:p>
      <text:p text:style-name="P13">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3">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3">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3">En el apartado dedicado a los módulos del proyecto (concepto anteriormente explicado en la introducción tecnica) se analizarán más en detalle aquellas librerías que se han incluído (o desarrollado) en la parte Angular del proyecto.</text:p>
      <text:p text:style-name="P13"/>
      <text:p text:style-name="P13">Directiva. Un elemento html que simboliza un modulo definido en el apartado js y que engloba un comportamiento completo asociado a una vista y un controlador principal.</text:p>
      <text:p text:style-name="P13">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3">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3">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3">Si bien la estructura a nivel de código no puede ser discutido (en tanto partimos de un framework definido por terceros), la forma en que el código sea organizado en las carpetas del proyecto sí que puede ser elegido a la hora de desarrollar.</text:p>
      <text:p text:style-name="P13">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text:soft-page-break/>Esta organización responde a una voluntad de limpieza organizativa pero también buscando el objetivo se mejorar las tareas de compilación e inyección, cuestión que será visto con mayor detenimiento en el apartado dedicado a los gestores de tareas.</text:p>
      <text:p text:style-name="P13"/>
      <text:p text:style-name="P13">&lt;br&gt;</text:p>
      <text:p text:style-name="P13">**SASS**</text:p>
      <text:p text:style-name="P13">Al igual que sucede con javascript, css hoy en día requiere de librerías y frameworks encima del lenguaje para alcanzar cierta potencia. En nuestro caso se apuesta por el uso de SASS como lenguaje de estilo.</text:p>
      <text:p text:style-name="P13">SASS (al igual que su principal rival: LESS) es un metalenguaje compilado, queriendo esto decir que el resultado de la compilación de su código da por resultado código CSS.</text:p>
      <text:p text:style-name="P13">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3">Todo esto se traduce en que los dos principales metalenguajes de CSS (SASS y Less) ofrecen características como la anidación, las variables, herencia, reutilización de código, etc, etc.</text:p>
      <text:p text:style-name="P13">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3"/>
      <text:p text:style-name="P13"/>
      <text:p text:style-name="P13">&lt;br&gt;</text:p>
      <text:p text:style-name="P13">**Gestores de tareas y despliegue**</text:p>
      <text:p text:style-name="P13">En la actualidad, nuestros proyectos web requieren de ciertas herramientas de gestión, control y despliegue adicionales que hasta hace unos pocos años no estaban maduras ni al alcance de cualquier desarrollo.</text:p>
      <text:p text:style-name="P13">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3">En nuestro caso, Grunt es la elección utilizada como gestor de tareas.</text:p>
      <text:p text:style-name="P13">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13">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3"/>
      <text:p text:style-name="P13">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text:soft-page-break/>a razones de legibilidad, estructura visual y también a razones de simplificación de las tareas de despliegue y es aquí donde Grunt ofrece todo su potencial.</text:p>
      <text:p text:style-name="P13">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3">De igual forma, en nuestro index.html que soporta toda la ingeniería single-page, tiene un número muy reducido de dependencias a incluir, facilitando enormemente las labores de desarrollo y mantenimiento.</text:p>
      <text:p text:style-name="P13"/>
      <text:p text:style-name="P13"/>
      <text:p text:style-name="P13">&lt;br&gt;</text:p>
      <text:p text:style-name="P13">**Gestores de dependencias**</text:p>
      <text:p text:style-name="P13">En la actualidad la mayoría de disciplinas o entornos poseen un grado de madurez tanto propio como de comunidad que permite que reusables conjuntos de código sean compartidos en forma de librerías o frameworks. </text:p>
      <text:p text:style-name="P13">Si bien cada una de los entornos (web, móvil, servidor) tiene unas necesidades distintas, el principio que sustenta los gestores de dependencias de cada uno tienen bases comunes.</text:p>
      <text:p text:style-name="P13">Dichos gestores de dependencias son herramientas extras que nos permiten acceder a aquellos paquetes (entendido como concepto abstracto de librería, framework o X) e intregrarlos en nuestros sistemas.</text:p>
      <text:p text:style-name="P13">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3">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3">Como excepcionalidad y violando brevemente la estructura de la memoria apuntar que un gestor de dependencias extremadamente famoso y muy utilizado en el desarrollo python es pip que en muchos aspectos recuerda a Bower.</text:p>
      <text:p text:style-name="P13"/>
      <text:p text:style-name="P13"/>
      <text:p text:style-name="P13"/>
      <text:p text:style-name="P13"/>
      <text:p text:style-name="P13"/>
      <text:p text:style-name="P3"/>
      <text:p text:style-name="P6">Modulos</text:p>
      <text:p text:style-name="P13"/>
      <text:p text:style-name="P13">En el presente proyecto existen una serie de funcionalidades principales que pueden ser fácilmente identificadas como las distintas vistas del proyecto web.</text:p>
      <text:p text:style-name="P13">Sin embargo, de forma transversal a dichas vistas y/o funcionalidades principales, encontramos una serie de módulos que bien por interés técnico o por cuestiones de arquitectura, es necesario detallar de forma separada.</text:p>
      <text:p text:style-name="P13"/>
      <text:p text:style-name="P13">&lt;br&gt;</text:p>
      <text:p text:style-name="P13">#### back-end.</text:p>
      <text:p text:style-name="P13"/>
      <text:p text:style-name="P13"/>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13"/>
      <text:p text:style-name="P13">&lt;br&gt;</text:p>
      <text:p text:style-name="P13">**Email**.</text:p>
      <text:p text:style-name="P13"><text:s/></text:p>
      <text:p text:style-name="P13">Algunas de las funcionalidades principales anteriormente mencionadas, tales como el registro o la recuperación de contraseñas requieren del uso de comunicación mediante correo.</text:p>
      <text:p text:style-name="P13">Para llevar a cabo dichas comunicaciones es necesario hacer uso de una librería de python capaz de realizar envíos de correos electrónicos.</text:p>
      <text:p text:style-name="P13"/>
      <text:p text:style-name="P13">&lt;br&gt;</text:p>
      <text:p text:style-name="P13">**Serializadores/Deserializar.**</text:p>
      <text:p text:style-name="P13"/>
      <text:p text:style-name="P13">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13"><text:soft-page-break/>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13"/>
      <text:p text:style-name="P13">En términos más concretos, este módulo tiene la capacidad de generar un diccionario (pares de clave-valor) a partir de un objeto (incluso compuesto) de tipo Model. </text:p>
      <text:p text:style-name="P13">Incluso, sin mayores problemas, puede realizarse el paso inverso.</text:p>
      <text:p text:style-name="P13"/>
      <text:p text:style-name="P13">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13">Aún más en detalle. En nuestro caso, por cuestiones de seguridad es necesario restringir según casos el acceso a la edición de algunos campos.</text:p>
      <text:p text:style-name="P13">Es por ello que se opta por imitar el estilo del framework DjangoRest, pero implementando unas serie de funcionaliades propias. </text:p>
      <text:p text:style-name="P13">De esta forma, podemos elegir rápidamente qué campos pueden ser editados o qué campos pueden considerarse opcionales (evitando bajar las últimas capas para descubrir el error y así lanzar mensajes de error personalizado).</text:p>
      <text:p text:style-name="P13">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3"/>
      <text:p text:style-name="P13"/>
      <text:p text:style-name="P13">&lt;br&gt;</text:p>
      <text:p text:style-name="P13">**Modelos.**</text:p>
      <text:p text:style-name="P13">Como se apuntó brevemente en el apartado dedicado al stack tecnológico, buena parte del manejo de datos en nuestro proyecto recae en la librería models.Model proporcionada por Django. models como referencia al paquete y Model como referencia de la clase.</text:p>
      <text:p text:style-name="P13">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13">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13"/>
      <text:p text:style-name="P13">&lt;br&gt;</text:p>
      <text:p text:style-name="P13">**Messages &amp; ErrorMessages. **</text:p>
      <text:p text:style-name="P13"/>
      <text:p text:style-name="P13">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13"/>
      <text:p text:style-name="P13"><text:soft-page-break/>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13"/>
      <text:p text:style-name="P13">==PUENTE==</text:p>
      <text:p text:style-name="P13">*API (entendido como el puente entre el back-end y el front-end).*</text:p>
      <text:p text:style-name="P13">Para la construcción de esta API se ha utilizado como referencia princial (con ciertas excepciones) una guía escrita por un antiguo alumnos de la escuela: Anthanh Pham.</text:p>
      <text:p text:style-name="P13">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13"/>
      <text:p text:style-name="P13">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13">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13"/>
      <text:p text:style-name="P13">Como se ha incidido en varias ocasiones en el tema de la legilibidad de la API, observemos un pequeño ejemplo.</text:p>
      <text:p text:style-name="P13">En el caso de las llamadas de noticias (note/), tenemos los siguientes casos:</text:p>
      <text:p text:style-name="P13">[POST] note/. Dar de alta una nueva nota. </text:p>
      <text:p text:style-name="P13">[GET]|[POST]|[DELETE] note/{id}. Obtiene, modifica o elimina una nota en función de su identificación única.</text:p>
      <text:p text:style-name="P13">[GET] note/level/{id}. Obtiene las notas de un nivel concreto (carrera, curso, asignatura).</text:p>
      <text:p text:style-name="P13"/>
      <text:p text:style-name="P13">Con estas 5 llamadas se gestionan la totalidad de los aspectos relacionados con las noticias de nuestro sistema. Las llamadas son sencillas de comprender y con una extensión adecuada. </text:p>
      <text:p text:style-name="P13">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13"/>
      <text:p text:style-name="P13">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13"><text:soft-page-break/></text:p>
      <text:p text:style-name="P13">En cualquier caso, en las secciones posteriores (vistas) se tratarán a fondo cada una de estas llamadas, aunque es necesario explicar que la guía de estilo seguida en la cuasitotalidad de los casos es la explicada anteriormente.</text:p>
      <text:p text:style-name="P13"/>
      <text:p text:style-name="P13"/>
      <text:p text:style-name="P13">&lt;br&gt;</text:p>
      <text:p text:style-name="P13">&lt;br&gt;</text:p>
      <text:p text:style-name="P13">####front-end</text:p>
      <text:p text:style-name="P13"/>
      <text:p text:style-name="P13">En el apartado front-end de nuestro proyecto encontramos una serie de módulos, que apoyándose módulos pre-existentes en los frameworks utilizados, son dotados de ciertas funcionalidades específicas.</text:p>
      <text:p text:style-name="P13"/>
      <text:p text:style-name="P13">&lt;br&gt;</text:p>
      <text:p text:style-name="P13">**App**</text:p>
      <text:p text:style-name="P13">Es el modulo principal del proyecto en su apartado front-end.</text:p>
      <text:p text:style-name="P13">Este modulo sirve de punto de entrada principal al resto de módulos, así como realiza las tareas de gestión de la enrutación.</text:p>
      <text:p text:style-name="P13">Es decir, en angular en la mayoría de casos, se define un módulo principal de tipo genérico en torno al cual se organizan el resto de módulos de propósito específico.</text:p>
      <text:p text:style-name="P13">Este módulo genérico indica las dependencias/librerías globales de las cuales tendrá capacidad de uso el resto de módulos. </text:p>
      <text:p text:style-name="P13"/>
      <text:p text:style-name="P13">De igual forma, tal y como se mencionaba anteriormente, es en este módulo de propósito general donde se realizan las tareas de enrutamiento y control de rutas de la webapp.</text:p>
      <text:p text:style-name="P13">Es decir, de acuerdo a las capacidades ofertadas por el framework, las rutas introducidas en nuestro navegador web pueden ser condicionadas a la redirección a una u otras vistas o el envío a una página general de eror.</text:p>
      <text:p text:style-name="P13"/>
      <text:p text:style-name="P13">&lt;br&gt;</text:p>
      <text:p text:style-name="P13">**API**</text:p>
      <text:p text:style-name="P13">Para ofrecer el paquete de llamadas API que permiten la comunicación con el servidor tenemos el módulo API. Dicho módulo es una implementación de una factoría angular.</text:p>
      <text:p text:style-name="P13">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13">Nuestra factoría API simplemente sirve de enlace entre el puente API real y nuestro front.</text:p>
      <text:p text:style-name="P13">Es por tanto que no es en este punto donde decidimos la arquitectura de la misma, ni los métodos expuestos, simplemente seguimos e implementamos lo que la API como tal expone declara públicamente que ofrece.</text:p>
      <text:p text:style-name="P13"/>
      <text:p text:style-name="P13"/>
      <text:p text:style-name="P13">&lt;br&gt;</text:p>
      <text:p text:style-name="P13">**User**</text:p>
      <text:p text:style-name="P13">De igual forma que sucede con el módulo API, el caso del módulo User es una implementación de la inferfaz factoría que provee Angular.</text:p>
      <text:p text:style-name="P13">En este caso se trata más del modelo de datos del usuario logueado que de las funciones que expone.</text:p>
      <text:p text:style-name="P13">Es decir, si bien la factoría usuario posee una serie de funciones que permiten la manipulación de sus datos, lo reseñable de dicho módulo es la presencia de una variable <text:soft-page-break/>tipo .model que posee los datos del usuario logueado, los cuales son retornados a través de una llamada API específica.</text:p>
      <text:p text:style-name="P13">Lo interesante y potente de esta factoría es el hecho de que al ser un Singleton, los datos del usuario se encuentran permanentemente actualizados de forma y manera que se garantiza la integridad de los datos a lo largo del front-end.</text:p>
      <text:p text:style-name="P13"/>
      <text:p text:style-name="P13">&lt;br&gt;</text:p>
      <text:p text:style-name="P13">**Snacks**</text:p>
      <text:p text:style-name="P13">Al igual que en el apartado del servidor los mensajes cobraban una especial antención, de forma equivalente y paralela, los mensajes de sistema cobran importancia en el cliente web.</text:p>
      <text:p text:style-name="P13"/>
      <text:p text:style-name="P13">En términos concretos se ha optado por el uso de una librería que imprime snacks en pantalla, el cual ha sido modificado para que mediante el uso de códigos de color, se indique la severidad del mensaje.</text:p>
      <text:p text:style-name="P13">Hay que explicar que los snacks son un concepto moldeado por Google con el motivo del lanzamiento de su lenguaje visual bautizado como Google Material.</text:p>
      <text:p text:style-name="P13"/>
      <text:p text:style-name="P13">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13"/>
      <text:p text:style-name="P13">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13"/>
      <text:p text:style-name="P13">&lt;br&gt;</text:p>
      <text:p text:style-name="P13">**NavBar**</text:p>
      <text:p text:style-name="P13"/>
      <text:p text:style-name="P13">En el presente proyecto encontramos que en el apartado front-end algunas vistas poseen una barra de navegación y otras no. En general puede dividirse que aquellas que pertenecen al ámbito de las vistas post-loguin poseen un navbar y el resto no.</text:p>
      <text:p text:style-name="P13">Es por ello que es necesario que exista un módulo específico para la gestión de dicha barra de navegación.</text:p>
      <text:p text:style-name="P13"/>
      <text:p text:style-name="P13">Como es de suponer por lo exlicado anteriormente, el tipo de módulo de Angular elegido para desarrollar esta parte del proyecto es una directiva.</text:p>
      <text:p text:style-name="P13"/>
      <text:p text:style-name="P13">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13"/>
      <text:p text:style-name="P13">Hay que destacar que el controlador de nuestra directiva será mínimo y solo provee una serie de funcionalidades mínimas de navegación, siendo una forma de uso de los controladores aún más minimalista que en el resto de vistas&amp;controladores.</text:p>
      <text:p text:style-name="P13"/>
      <text:p text:style-name="P13"/>
      <text:p text:style-name="P13">**Sidebar**</text:p>
      <text:p text:style-name="P13"><text:soft-page-break/>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13">Igual que ocurría con el Navbar, habrá ocasiones en que sea necesario disponer de una barra lateral y otras veces no, por lo que se opta por utilizar una directiva para la implementación. </text:p>
      <text:p text:style-name="P13">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13"/>
      <text:p text:style-name="P13"/>
      <text:p text:style-name="P13"/>
      <text:p text:style-name="P13">**Upload**</text:p>
      <text:p text:style-name="P13">https://github.com/danialfarid/ng-file-upload</text:p>
      <text:p text:style-name="P13">$upload es una directiva desarrollada por @danialfarid que controla todo el proceso de envío de ficheros desde el navegador hasta el servidor.</text:p>
      <text:p text:style-name="P13">Esta librería es muy importante este proyecto pues hace sencillo el proceso de subida de ficheros al servidor, permitiendo que sea sencillo compartir y colaborar en los contenidos.</text:p>
      <text:p text:style-name="P13">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13">Es decir, no es necesario que la directiva $upload maneje la petición POST que envía el fichero (y el formulario asociado) al servidor, nuestra factoría API ya se encarga de ello sin problemas.</text:p>
      <text:p text:style-name="P13">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13">Son la suma de esta serie de circunstancias lo que invita a utilizar la librería únicamente en el estado inicial de captura de fichero por D&amp;D, pero quedando el resto del procedimiento bajo implementación propia.</text:p>
      <text:p text:style-name="P13"/>
      <text:p text:style-name="P13">**Loading bar**</text:p>
      <text:p text:style-name="P13">https://github.com/chieffancypants/angular-loading-bar</text:p>
      <text:p text:style-name="P13">Esta librería nos permitirá mostrar progresos de carga en nuestro navegador.</text:p>
      <text:p text:style-name="P13">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13">La librería angular-loading-bar nos permitirá mostrar los progresos de una petición HTTP, de carga de un recurso, etc, etc, de una forma increíblemente sencilla, pues este módulo simplemente es indicado como una dependencia general de la aplicación y el resto es <text:soft-page-break/>gestionado por la librería.</text:p>
      <text:p text:style-name="P13">Como se comentaba anteriormente, el que la librería sea autónoma permite mantener desacoplados los conceptos visuales de los elementos precursores, simplificándose la interfaz, los casos de uso y mejorando notablemente la experiencia de usuario.</text:p>
      <text:p text:style-name="P13"/>
      <text:p text:style-name="P13">**Bootstrap**</text:p>
      <text:p text:style-name="P13">https://angular-ui.github.io/bootstrap/</text:p>
      <text:p text:style-name="P13">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13">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13">Como se explicaba anteriormente, bootstrap en su apartado más visual proporciona una serie de reglas y clases css muy sencillas pero que permiten construir vistas que se adaptan a las circunstancias de renderizado (adpatative o responsive).</text:p>
      <text:p text:style-name="P13"/>
      <text:p text:style-name="P13"/>
      <text:p text:style-name="P13"/>
      <text:p text:style-name="P3"/>
      <text:p text:style-name="P3">Vistas</text:p>
      <text:p text:style-name="P31"/>
      <text:p text:style-name="P31"/>
      <text:p text:style-name="P31">Login <text:span text:style-name="T1">( /login )</text:span></text:p>
      <text:p text:style-name="P31"/>
      <text:p text:style-name="P35">Es la vista que permite ingresar nuestros credenciales de acceso a la plataforma.</text:p>
      <text:p text:style-name="P35"/>
      <text:p text:style-name="P35"><text:tab/>front-end (loginController.js )</text:p>
      <text:p text:style-name="P35"/>
      <text:p text:style-name="P35">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35">En los casos en que se produce un ingreso de credenciales correcto, se redirige a la página principal de la plataforma (/dashboard).</text:p>
      <text:p text:style-name="P35"/>
      <text:p text:style-name="P35"><text:tab/>API ( <text:s/><text:span text:style-name="T2">[POST] login/</text:span> <text:s/>)</text:p>
      <text:p text:style-name="P35"/>
      <text:p text:style-name="P30">Se envían dentro del form-data los datos de correo y contraseña de usuario.</text:p>
      <text:p text:style-name="P30">De forma adicional a estos datos, se envían ( y <text:s/>posteriormente se comprueban en el servidor) la cookie de sesión (cruasanPlancha).</text:p>
      <text:p text:style-name="P36">El funcionamiento de las cookies de sessión ya ha sido explicado con anterioridad y como excepción (junto al logout) es el único caso en que dicha cookie es manipulada de forma activa por nuestro código.</text:p>
      <text:p text:style-name="P36"/>
      <text:p text:style-name="P36">Si el proceso es correcto, la API devolverá un código 200, en caso contrario un 400 (bad request), siguiéndose así los códigos dispuestos por el estándar para estos casos.</text:p>
      <text:p text:style-name="P36"/>
      <text:p text:style-name="P36"/>
      <text:p text:style-name="P35"><text:tab/>back-end</text:p>
      <text:p text:style-name="P35"/>
      <text:p text:style-name="P36">La llamada login afectará al modelo User en los casos en que se produzca un ingreso de credenciales correcto. Se modificarán los campos de sessionToken y lastTimeActive.</text:p>
      <text:p text:style-name="P36">De forma necesaria, al igual que en todos los casos, el modelo utilizará códigos para devolver mensajes (bien sean de éxito o de error), viéndose en este caso una dependencia sobre los modelos Messages y ErrorMessages.</text:p>
      <text:p text:style-name="P36"/>
      <text:p text:style-name="P36"/>
      <text:p text:style-name="P35"><text:tab/>Tests.</text:p>
      <text:p text:style-name="P37"/>
      <text:p text:style-name="P37">En nuestro servidor, la clase LoginTestCase (con sus 9 métodos) está destinada a testear nuestra llamada login/ y comprobar que en el servidor no existen recovecos que permitan un acceso fraudulento a nuestro sistema.</text:p>
      <text:p text:style-name="P31"/>
      <text:p text:style-name="P31"/>
      <text:p text:style-name="P31"/>
      <text:p text:style-name="P7">SignUp <text:span text:style-name="T3">( signup/ )</text:span></text:p>
      <text:p text:style-name="P38"/>
      <text:p text:style-name="P31"/>
      <text:p text:style-name="P39">Es la vista que nos permitirá registrar a nuevos usuarios en la plataforma. </text:p>
      <text:p text:style-name="P39"/>
      <text:p text:style-name="P39"><text:tab/>front-end (signUpController.js)</text:p>
      <text:p text:style-name="P39"/>
      <text:p text:style-name="P39">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39"/>
      <text:p text:style-name="P39"/>
      <text:p text:style-name="P39"><text:tab/>API ( [POST] signUp/ )</text:p>
      <text:p text:style-name="P39"/>
      <text:p text:style-name="P39">De forma análoga a la llamada de logueo, en nuestra llamada enviamos dentro del form-data los datos de usuario (correo, nombre, contraseña).</text:p>
      <text:p text:style-name="P39"/>
      <text:p text:style-name="P39">Si los datos son correctos y el regristro de ha completado correctamente en el servidor, la llamada devolverá un código 200, en caso contrario, un código 400 con un mensaje informando del problema.</text:p>
      <text:p text:style-name="P40">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31"/>
      <text:p text:style-name="P39">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31"/>
      <text:p text:style-name="P31"><text:tab/><text:span text:style-name="T4">back-end</text:span></text:p>
      <text:p text:style-name="P31"/>
      <text:p text:style-name="P40">La llamada signup afectará al modelo User, creando un nuevo objeto (una nueva entrada SQL en la base de datos). </text:p>
      <text:p text:style-name="P40">Igualmente, afectará al módulo email, en tanto que esta llamada necesita enviar un correo de confirmación a la cuenta del usuario.</text:p>
      <text:p text:style-name="P40"/>
      <text:p text:style-name="P31"><text:tab/><text:span text:style-name="T7">Test</text:span></text:p>
      <text:p text:style-name="P43">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43"/>
      <text:p text:style-name="P43"/>
      <text:p text:style-name="P31"/>
      <text:p text:style-name="P8"><text:s/>ConfirmEmail <text:span text:style-name="T4">( confirmEmail/{token} )</text:span></text:p>
      <text:p text:style-name="P31"/>
      <text:p text:style-name="P40">Es la vista que nos pemite confirmar la cuenta de correo de un usuario y por tanto, dentro de nuestros criterios de seguridad, al usuario registrado.</text:p>
      <text:p text:style-name="P32"/>
      <text:p text:style-name="P33"><text:tab/><text:span text:style-name="T4">front-end ( confirmEmailController.js )</text:span></text:p>
      <text:p text:style-name="P40"/>
      <text:p text:style-name="P40">De forma similar al controlador signUpController.js, nuestra vista únicamente realiza el enlace entre la iteración del usuario con el HTML y la llamada API que confirma correos en el servidor (recoverPassword).</text:p>
      <text:p text:style-name="P44">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6">a</text:span>ble.</text:p>
      <text:p text:style-name="P40"/>
      <text:p text:style-name="P41">Es una de la pocas vistas que requiere de una variable para el correcto funcionamiento de la misma. Dicha variable <text:span text:style-name="T26">no </text:span>forma parte de la URL, <text:span text:style-name="T26">si no que se envía dentro de los campos de formulario que proporciona las llamdas de tipo POST.</text:span></text:p>
      <text:p text:style-name="P41"><text:span text:style-name="T26">A</text:span> nivel interno es la cookie de sesión que estaba presente en el equipo del usuario registrado en el momento del alta.</text:p>
      <text:p text:style-name="P42"><text:line-break/></text:p>
      <text:p text:style-name="P42"><text:tab/><text:span text:style-name="T5">API ( [GET] confirmEmail/ )</text:span><text:tab/></text:p>
      <text:p text:style-name="P45"/>
      <text:p text:style-name="P46">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47"/>
      <text:p text:style-name="P47"/>
      <text:p text:style-name="P45"><text:tab/><text:span text:style-name="T27">back-end</text:span></text:p>
      <text:p text:style-name="P45"><text:line-break/><text:span text:style-name="T27">En el lado de nuestro servidor se verá afectado el modelo User pues el campo booleano que indica si el correo ha sido confirmado pasará (en caso de un proceso correcto) de falso a cierto. (False, True respectivamente).</text:span></text:p>
      <text:p text:style-name="P48">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48"><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32"/>
      <text:p text:style-name="P31"/>
      <text:p text:style-name="P7"/>
      <text:p text:style-name="P34">RecoverPassword <text:span text:style-name="T6">( recoverPassword/ )</text:span></text:p>
      <text:p text:style-name="P31"/>
      <text:p text:style-name="P49">Es la vista que permite que un usuario establezca una nueva contraseña de acceso en caso de pérdida u olvido de la original.</text:p>
      <text:p text:style-name="P31"/>
      <text:p text:style-name="P31"><text:tab/><text:span text:style-name="T6">front-end ( recoverPassrwordController.js )</text:span></text:p>
      <text:p text:style-name="P31"/>
      <text:p text:style-name="P49">Al igual que se ha visto en los casos de logueo, registro y similares, nuestro controlador únicamente tiene por código el enlace entre el HTML y la llamada API correspondiente.</text:p>
      <text:p text:style-name="P49">En concreto, el controlador recibe un correo que es el enviado en la llamada API y espera una respuesta.</text:p>
      <text:p text:style-name="P49"><text:line-break/>Manteniéndose el patrón de diseño, la comunicación de los resultado de las llamadas de red, está desacoplado y se informa al usuario mediante los ya conocidos snackBars.</text:p>
      <text:p text:style-name="P31"/>
      <text:p text:style-name="P31"><text:tab/><text:span text:style-name="T6">API ( [POST] recoverPassword/ )</text:span></text:p>
      <text:p text:style-name="P31"/>
      <text:p text:style-name="P49">En dicha llamada únicamente es necesario enviar el correo deseado dentro de los campos del form-data.</text:p>
      <text:p text:style-name="P49"/>
      <text:p text:style-name="P49">En caso de que el proceso haya sido satisfactorio en el servidor, se recibe un código 200 y un mensaje informativo. En caso contrario, un códgo 400 y el correspondiente mensaje que explique el motivo del error.</text:p>
      <text:p text:style-name="P49"/>
      <text:p text:style-name="P49"><text:tab/>back-end </text:p>
      <text:p text:style-name="P49"/>
      <text:p text:style-name="P49">De forma similar a lo que ocurre en el caso de la confirmación del correo, en el lado del servidor, esta llamada afecta al modelo User, modificando su contraseña en los casos correctos. <text:s/></text:p>
      <text:p text:style-name="P49">También existe una dependencia con el módulo de correo, pues de igual forma a como sucede en la confirmación de correo, necesitamos enviar un correo al usuario para proveerle una nueva contraseña.</text:p>
      <text:p text:style-name="P49">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49">Igualmente, existe una dependencia con los modelos de Message &amp; ErrorMessage para permitir una correcta información de resultado del proceso al usuario.</text:p>
      <text:p text:style-name="P49"/>
      <text:p text:style-name="P31"><text:tab/></text:p>
      <text:p text:style-name="P31"><text:tab/><text:span text:style-name="T8">Tests</text:span></text:p>
      <text:p text:style-name="P31"/>
      <text:p text:style-name="P50">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31"/>
      <text:p text:style-name="P35"/>
      <text:p text:style-name="P10">Logout <text:span text:style-name="T9">( sin vista propia )</text:span></text:p>
      <text:p text:style-name="P35"/>
      <text:p text:style-name="P51">Este método está carente de vista propia aunque es necesario descubrir la existencia de esta funcionalidad para comprender ciertos aspectos relativos al funcionamiento de las sesiones en nuestro sistema.</text:p>
      <text:p text:style-name="P51"/>
      <text:p text:style-name="P51"><text:tab/>front-end ( directives/navBar.js )</text:p>
      <text:p text:style-name="P51"/>
      <text:p text:style-name="P51">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51"><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51"/>
      <text:p text:style-name="P51"><text:tab/>API ( [POST] logout/ )</text:p>
      <text:p text:style-name="P51"/>
      <text:p text:style-name="P51">Esta llamada carece de argumentos dentro del form-data (conjunto de valores que van incluidos en nuestra petición HTTP).</text:p>
      <text:p text:style-name="P51"/>
      <text:p text:style-name="P51">Esto sucede porque el servidor únicamente necesita saber un dato que va implícito en la llamada: el valor de la cookie de sessión que permite al usuario logueado funcionar dentro del sistema.</text:p>
      <text:p text:style-name="P51"/>
      <text:p text:style-name="P51">Si la llamada fue correcta, el servidor responde con un código 200 y en caso contrario con un 400, en ambos casos, sin que se indiquen valores de mensaje en ninguno de los casos.</text:p>
      <text:p text:style-name="P51"/>
      <text:p text:style-name="P51"/>
      <text:p text:style-name="P51"><text:tab/><text:span text:style-name="T10">back-end</text:span></text:p>
      <text:p text:style-name="P51"/>
      <text:p text:style-name="P52">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52">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52"/>
      <text:p text:style-name="P52"><text:tab/><text:line-break/><text:tab/><text:span text:style-name="T11">Tests</text:span></text:p>
      <text:p text:style-name="P52"/>
      <text:p text:style-name="P53">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54"><text:soft-page-break/>Subjects <text:span text:style-name="T12">( subjects/ )</text:span></text:p>
      <text:p text:style-name="P54"/>
      <text:p text:style-name="P55">Es la vista que nos permite navegar a través de los distintos niveles de organización de una universidad hasta llegar a sus asignaturas.</text:p>
      <text:p text:style-name="P55"/>
      <text:p text:style-name="P55"><text:tab/>front-end ( subjectsController.js )</text:p>
      <text:p text:style-name="P31"/>
      <text:p text:style-name="P55">Esta vista se apoya principalmente en la lógica creada en el front-end <text:span text:style-name="T13">partiendo de una única llamada a la API.</text:span></text:p>
      <text:p text:style-name="P56">En concreto, el controlador pide vía subjectsTree una relación anidada de los distintos niveles de la universidad, partiendo de la universidad en el nivel más alto y llegando hasta las asignaturas de cada curso.</text:p>
      <text:p text:style-name="P56">El controlador se encargara de que una vez obtenido correctamente esta información, la navergar entre las opciones, se muestre en la vista las opciones anidadas sucesivas.</text:p>
      <text:p text:style-name="P56"/>
      <text:p text:style-name="P56"><text:tab/>API ( [GET] subjectsTree/ )<text:line-break/></text:p>
      <text:p text:style-name="P56">Como se ha explicado anteriormente, esta llamada devuelve los distintos niveles registrados en el sistema de forma anidada.</text:p>
      <text:p text:style-name="P56">La llamada carece de argumentos de formulario. Si el proceso fue exitoso, devolverá un código 200 junto a la información deseada, en caso contrario, un código 400.</text:p>
      <text:p text:style-name="P56"/>
      <text:p text:style-name="P56"/>
      <text:p text:style-name="P56"/>
      <text:p text:style-name="P56"><text:tab/>back-end </text:p>
      <text:p text:style-name="P56"/>
      <text:p text:style-name="P56">En nuestro sistema, la información de los distintos niveles de educación se almacenan de forma plana y no explícitamente relacional (salvo por el campo parent, que indica el nivel superior).</text:p>
      <text:p text:style-name="P56">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56"/>
      <text:p text:style-name="P56">El modelo Level es el que se ve “afectado” por esta llamada, que en realidad al ser de tipo GET no modifica en forma alguna la información ya presente en el sistema.</text:p>
      <text:p text:style-name="P56"/>
      <text:p text:style-name="P56"><text:tab/><text:span text:style-name="T19">Test</text:span></text:p>
      <text:p text:style-name="P56"/>
      <text:p text:style-name="P57">//TODO.</text:p>
      <text:p text:style-name="P7"><text:span text:style-name="T14">Asignatura (</text:span> Subject/{id} <text:span text:style-name="T14">)</text:span></text:p>
      <text:p text:style-name="P31"/>
      <text:p text:style-name="P58">Es la vista concreta de una asignatura, en ella se muestran los ficheros pertenecientes a la misma. </text:p>
      <text:p text:style-name="P58">De forma extendida, se muestran a través de ventanas modales los diálogos que controlan la subida de nuevos ficheros a la plataforma, el visionado y edición de los mismos.</text:p>
      <text:p text:style-name="P58"/>
      <text:p text:style-name="P58"><text:tab/><text:span text:style-name="T15">front-end ( subjectController.js )</text:span></text:p>
      <text:p text:style-name="P58"/>
      <text:p text:style-name="P59">A nivel de código javascript/Angular, el fichero de la vista contiene 3 controladores. El principal de la vista y dos correspondientes a las ventanas modales de visualización/edición y subida de ficheros.</text:p>
      <text:p text:style-name="P59"/>
      <text:p text:style-name="P59">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59"/>
      <text:p text:style-name="P59">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59"/>
      <text:p text:style-name="P59">En el segundo controlador auxiliar (ModalEditFileInfo), tenemos la ventana modal que permite visualizar la información de un fichero que ya está en nuestro sistema, editar su información (si tenemos los permisos adecuados) y acceder al fichero en sí.</text:p>
      <text:p text:style-name="P59">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59"/>
      <text:p text:style-name="P59"/>
      <text:p text:style-name="P59"><text:tab/><text:span text:style-name="T16">API ( [GET] files/subject/{id}, [POST] file/f/, [GET][POST][DELETE] file , [GET] file/f/{id} )</text:span></text:p>
      <text:p text:style-name="P31"><text:line-break/><text:span text:style-name="T16">Veamos cada caso por separado.</text:span></text:p>
      <text:p text:style-name="P60"/>
      <text:p text:style-name="P62">[GET] files/subject/{id}. Obtiene el listado de ficheros pertenecientes a la asignatura indicada en la variable id.</text:p>
      <text:p text:style-name="P62"/>
      <text:p text:style-name="P62">[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64">Esta llamada es una de las pocas que utiliza una cabecera form-data pura en lugar de la x-www-form-urlencoded utilizada en el resto de casos.</text:p>
      <text:p text:style-name="P64"/>
      <text:p text:style-name="P64"/>
      <text:p text:style-name="P61"><text:span text:style-name="T16">[GET][POST][DELETE] file/{id}. Son el conjunto de llamadas encargadas de gestionar un </text:span><text:soft-page-break/><text:span text:style-name="T16">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61"/>
      <text:p text:style-name="P63"><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61"/>
      <text:p text:style-name="P61"><text:tab/><text:span text:style-name="T17">back-end.</text:span></text:p>
      <text:p text:style-name="P61"/>
      <text:p text:style-name="P65">A pesar de elevado número de llamadas API asociadas a esta vista, en nuestro back-end, el número de modelos afectados es relativamente reducido.</text:p>
      <text:p text:style-name="P65"><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65">Además del modelo File, también existe uso y dependencia del modelo User (para comprobar los niveles de autorización a la hora de realizar ciertas acciones tales como [POST] file/{id}).</text:p>
      <text:p text:style-name="P65"/>
      <text:p text:style-name="P31"/>
      <text:p text:style-name="P31"><text:tab/><text:span text:style-name="T18">Test</text:span></text:p>
      <text:p text:style-name="P31"/>
      <text:p text:style-name="P31">//<text:span text:style-name="T18">TODO.</text:span></text:p>
      <text:p text:style-name="P9">EditSubjects <text:span text:style-name="T20">( editSubjects/ )</text:span></text:p>
      <text:p text:style-name="P31"/>
      <text:p text:style-name="P66">Es la vista que nos permite modificar la relación entre el usuario logueado y las asignaturas que sigue.</text:p>
      <text:p text:style-name="P66"/>
      <text:p text:style-name="P66"/>
      <text:p text:style-name="P66"><text:tab/>front-end ( editSubjectsController.js )</text:p>
      <text:p text:style-name="P66"/>
      <text:p text:style-name="P66">En este controlador realizamos en enlace entre una lista en nuestro HTML y la llamada API que actualiza los valores para el usuario logueado en el sistema.</text:p>
      <text:p text:style-name="P66">En el Html se representa el arbol de jerarquía de la universidad en cuestión, teniendo las asignaturas un checkbox asociado, donde se marca si el usuario está cursando la asignatura en cuestión.</text:p>
      <text:p text:style-name="P66">Posteriormente, en nuestro controlador, procesaremos la lista de asignaturas que tienen su checkbox marcado y enviaremos dicha lista en forma de array dentro del form-data de la llamada [POST] editSubjects/.</text:p>
      <text:p text:style-name="P66"/>
      <text:p text:style-name="P67"><text:tab/></text:p>
      <text:p text:style-name="P68"><text:tab/>API ( [POST] user/subjects/ )</text:p>
      <text:p text:style-name="P31"/>
      <text:p text:style-name="P69">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69"><text:line-break/>En el lado técnico, tenemos <text:span text:style-name="T21">que en el form-data de nuestra llamada enviamos en forma de lista las ids de todas las asignatuas a las que el usuario se asocia.</text:span></text:p>
      <text:p text:style-name="P70">Si el proceso fue correcto, se devuelve un código 200 y en caso contrario un 400, enviándose en ambos casos sendos mensajes informativos que habrán de ser manejados en el front-end.</text:p>
      <text:p text:style-name="P70"/>
      <text:p text:style-name="P70"/>
      <text:p text:style-name="P70"><text:tab/>back-end.</text:p>
      <text:p text:style-name="P69"/>
      <text:p text:style-name="P70">En el lado del servidor, la llamada que modifica la lista de asignaturas adscritas afecta únicamente al modelo User.</text:p>
      <text:p text:style-name="P70">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70"/>
      <text:p text:style-name="P70"/>
      <text:p text:style-name="P70"><text:tab/>Test<text:span text:style-name="T28">s</text:span></text:p>
      <text:p text:style-name="P71"/>
      <text:p text:style-name="P71">En la clase <text:s/>K_editSubjects comprobamos la resistencia del código elaborado a la hora de gestionar casos básicos (respuesta exitosa esperada), así como casos adversos donde no se transmiten ids en absoluto o los ids aportados no corresponden a asignaturas y por tanto no pueden ser registrados en el sistema.</text:p>
      <text:p text:style-name="P31"/>
      <text:p text:style-name="P7">Profile <text:span text:style-name="T22">( profile/ )</text:span></text:p>
      <text:p text:style-name="P31"/>
      <text:p text:style-name="P72">Es la vista que <text:s/>muestra (y edita) la información del usuario logueado en el sistema.</text:p>
      <text:p text:style-name="P72"/>
      <text:p text:style-name="P72"/>
      <text:p text:style-name="P72"><text:tab/>front-end ( profileController.js )</text:p>
      <text:p text:style-name="P31"/>
      <text:p text:style-name="P72">En el controlador tenemos las funciones que realizan el enlace con la API para las llamadas que actualizan la información personal del usuario y su foto de perfil (en una llamada separada).</text:p>
      <text:p text:style-name="P72">Fuera de estas dos responsabilidades, el controlador de esta vista no tiene mayores responsabilidades, existen un par de valores para controlar el modelo de datos y la activación del modo edición.</text:p>
      <text:p text:style-name="P72"/>
      <text:p text:style-name="P72"/>
      <text:p text:style-name="P72"><text:tab/>API ( [GET][POST] user/, [POST] user/profile )</text:p>
      <text:p text:style-name="P72"/>
      <text:p text:style-name="P72">Veamos las llamadas por separado.</text:p>
      <text:p text:style-name="P31"/>
      <text:p text:style-name="P72">[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72">En el caso POST, se transmiten la totalidad de los campos, independientemente de si han sido modificados o no.</text:p>
      <text:p text:style-name="P72"/>
      <text:p text:style-name="P72">[POST] user/profile. Es una llamada similar a la vista anteriormente en [POST] file/ con una diferencia, no se transmiten valores adicionales en el formulario enviado.</text:p>
      <text:p text:style-name="P72">Al igual que en la otra llamada análoga mencionada, en esta llamada el fichero es enviado al fichero a través de una llamada con un form-data puro.</text:p>
      <text:p text:style-name="P72"/>
      <text:p text:style-name="P72"/>
      <text:p text:style-name="P72"><text:tab/>back-end.</text:p>
      <text:p text:style-name="P72"/>
      <text:p text:style-name="P72"><text:s/>En el lado del servidor encontramos una profunda y esperada dependencia con el modelo User. <text:line-break/><text:span text:style-name="T23">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72"/>
      <text:p text:style-name="P72"><text:tab/><text:span text:style-name="T24">Test</text:span></text:p>
      <text:p text:style-name="P72"/>
      <text:p text:style-name="P73">En la clase I_userTestCase con sus 13 métodos de prueba encontramos el banco de pruebas que testean la robusted del diseño planteado y la imposibilidad de modificar los datos de usuario de forma equívoca o fraudilenta.</text:p>
      <text:p text:style-name="P7">Notes <text:span text:style-name="T24">( notes/ )</text:span></text:p>
      <text:p text:style-name="P31"/>
      <text:p text:style-name="P73">Es la vista que gestiona de forma general todas las cuestiones relativas a las notas (noticias, eventos) registrados en el sistema.</text:p>
      <text:p text:style-name="P73"/>
      <text:p text:style-name="P73"/>
      <text:p text:style-name="P73"><text:tab/>front-end ( notesController.js )</text:p>
      <text:p text:style-name="P31"/>
      <text:p text:style-name="P74">En este fichero encontramos un controlador principal para la gestión principal de la vista y 3 controladores auxiliares que gestionan los casos de visualización, edición, alta y restricción de nivel.</text:p>
      <text:p text:style-name="P74"><text:line-break/>En el caso del controlador general y al igual que se hace en el resto de vistas del proyecto, creamos el enlace entre la vista y la llamada API correspondiente ( notesByLevelId ).</text:p>
      <text:p text:style-name="P74"/>
      <text:p text:style-name="P74">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74"><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74">En segundo lugar tendríamos el controlador que gestiona la visualización de una nota/noticia así como su edición.</text:p>
      <text:p text:style-name="P74">En el momento actual no es necesario recurrir a la llamda específica [GET] note/{id} <text:s/>para obtener toda la información de la misma, pues esta ya viene dada por la llamada [GET] note/level/{id}.</text:p>
      <text:p text:style-name="P74">Sin embargo, si que realiza uso de la llamada [POST] note/{id} en tanto que cuando en la vista se activa el modo edición y si se disponen de los permisos adecuados, el usuario logueado en el sistema podrá modificar los datos relativos a la nota seleccionada.</text:p>
      <text:p text:style-name="P74"/>
      <text:p text:style-name="P74"><text:tab/>API ( [GET] note/level/{id}, [POST] note/, [POST][DELETE] note/{id} <text:s/>)</text:p>
      <text:p text:style-name="P74"/>
      <text:p text:style-name="P74">Veamos las llamadas por partes.</text:p>
      <text:p text:style-name="P74"/>
      <text:p text:style-name="P75">[GET] note/level/{id}. <text:span text:style-name="T25">De forma análoga a otras llamadas de similar sintaxis, carece de mayores argumentos de llamada y retornará un código 200 con las notas del nivel deseado si la llamada fue correcta o un 400 y un mensaje de error si la llamada no era adecuada.</text:span></text:p>
      <text:p text:style-name="P75"/>
      <text:p text:style-name="P75"/>
      <text:p text:style-name="P75">[POST] note/. <text:span text:style-name="T25">Es la llamada que permite dar de alta en el servidor nuevas noticias. De forma similar a la llamada </text:span>[POST] note/<text:span text:style-name="T25">{ịd} y como ocurría con el caso de la modificación de datos de usuario, se envian todos los campos pertenecientes a la nota, hayan sido estos modificados o no.</text:span></text:p>
      <text:p text:style-name="P75"/>
      <text:p text:style-name="P75">[POST][DELETE] note/{id}. <text:span text:style-name="T25">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25">de autorización para realizar la petición es enviado de forma implícita con la llamada HTTP. Nos referimos, al igual que en ocasiones anteriores, a la cookie de sesión.</text:span></text:p>
      <text:p text:style-name="P75"/>
      <text:p text:style-name="P75"/>
      <text:p text:style-name="P76"><text:tab/>back-end</text:p>
      <text:p text:style-name="P76"/>
      <text:p text:style-name="P77">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77"/>
      <text:p text:style-name="P76"/>
      <text:p text:style-name="P76"><text:tab/>Test</text:p>
      <text:p text:style-name="P76"/>
      <text:p text:style-name="P76">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7">Calendar</text:p>
      <text:p text:style-name="P78">// TODO:</text:p>
      <text:p text:style-name="P31"/>
      <text:p text:style-name="P31"/>
      <text:p text:style-name="P31"/>
      <text:p text:style-name="P3">Modelos</text:p>
      <text:p text:style-name="P3">Bibliografía</text:p>
      <text:p text:style-name="P11">Terminología.</text:p>
      <text:p text:style-name="P79"/>
      <text:p text:style-name="P79">Front-end. Cliente final. Conjunto de tecnologías que se encargan de las interacciones con los usuarios, fundamentalmente web.<text:line-break/></text:p>
      <text:p text:style-name="P79">back-end. Servidores. Con el conjunto de teconologías que residen en equipos remotos y que son accesibles a través de diversos protocolos comunicativos.</text:p>
      <text:p text:style-name="P79"/>
      <text:p text:style-name="P79">Full-stack. Proyectos que tienen implementación tanto en el lado front-end como en el lado ba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perey </meta:initial-creator>
    <meta:creation-date>2015-05-07T21:42:20.297343399</meta:creation-date>
    <meta:generator>LibreOffice/4.4.2.2$Linux_X86_64 LibreOffice_project/40m0$Build-2</meta:generator>
    <dc:date>2015-05-23T17:05:50.326055580</dc:date>
    <dc:creator>victor perez</dc:creator>
    <meta:editing-duration>P1DT23H14M41S</meta:editing-duration>
    <meta:editing-cycles>99</meta:editing-cycles>
    <meta:document-statistic meta:table-count="0" meta:image-count="0" meta:object-count="0" meta:page-count="38" meta:paragraph-count="431" meta:word-count="11836" meta:character-count="73598" meta:non-whitespace-character-count="62083"/>
  </office:meta>
</office:document-meta>
</file>